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 style:master-page-name="">
      <style:table-properties style:width="15.901cm" style:page-number="auto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0" style:family="table">
      <style:table-properties style:width="15.901cm" table:align="left"/>
    </style:style>
    <style:style style:name="Table10.A" style:family="table-column">
      <style:table-column-properties style:column-width="6.449cm"/>
    </style:style>
    <style:style style:name="Table10.B" style:family="table-column">
      <style:table-column-properties style:column-width="0.399cm"/>
    </style:style>
    <style:style style:name="Table10.C" style:family="table-column">
      <style:table-column-properties style:column-width="0.905cm"/>
    </style:style>
    <style:style style:name="Table10.E" style:family="table-column">
      <style:table-column-properties style:column-width="3.196cm"/>
    </style:style>
    <style:style style:name="Table10.F" style:family="table-column">
      <style:table-column-properties style:column-width="4.048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1" style:family="table">
      <style:table-properties style:width="15.901cm" table:align="left"/>
    </style:style>
    <style:style style:name="Table11.A" style:family="table-column">
      <style:table-column-properties style:column-width="6.449cm"/>
    </style:style>
    <style:style style:name="Table11.B" style:family="table-column">
      <style:table-column-properties style:column-width="0.399cm"/>
    </style:style>
    <style:style style:name="Table11.C" style:family="table-column">
      <style:table-column-properties style:column-width="0.905cm"/>
    </style:style>
    <style:style style:name="Table11.E" style:family="table-column">
      <style:table-column-properties style:column-width="3.196cm"/>
    </style:style>
    <style:style style:name="Table11.F" style:family="table-column">
      <style:table-column-properties style:column-width="4.048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9" style:family="table">
      <style:table-properties style:width="15.901cm" table:align="left"/>
    </style:style>
    <style:style style:name="Table9.A" style:family="table-column">
      <style:table-column-properties style:column-width="6.449cm"/>
    </style:style>
    <style:style style:name="Table9.B" style:family="table-column">
      <style:table-column-properties style:column-width="0.399cm"/>
    </style:style>
    <style:style style:name="Table9.C" style:family="table-column">
      <style:table-column-properties style:column-width="0.905cm"/>
    </style:style>
    <style:style style:name="Table9.E" style:family="table-column">
      <style:table-column-properties style:column-width="3.196cm"/>
    </style:style>
    <style:style style:name="Table9.F" style:family="table-column">
      <style:table-column-properties style:column-width="4.048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2" style:family="table">
      <style:table-properties style:width="15.901cm" table:align="left"/>
    </style:style>
    <style:style style:name="Table12.A" style:family="table-column">
      <style:table-column-properties style:column-width="6.449cm"/>
    </style:style>
    <style:style style:name="Table12.B" style:family="table-column">
      <style:table-column-properties style:column-width="0.399cm"/>
    </style:style>
    <style:style style:name="Table12.C" style:family="table-column">
      <style:table-column-properties style:column-width="0.905cm"/>
    </style:style>
    <style:style style:name="Table12.E" style:family="table-column">
      <style:table-column-properties style:column-width="3.196cm"/>
    </style:style>
    <style:style style:name="Table12.F" style:family="table-column">
      <style:table-column-properties style:column-width="4.048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3" style:family="table">
      <style:table-properties style:width="15.901cm" table:align="left"/>
    </style:style>
    <style:style style:name="Table13.A" style:family="table-column">
      <style:table-column-properties style:column-width="6.449cm"/>
    </style:style>
    <style:style style:name="Table13.B" style:family="table-column">
      <style:table-column-properties style:column-width="0.399cm"/>
    </style:style>
    <style:style style:name="Table13.C" style:family="table-column">
      <style:table-column-properties style:column-width="0.905cm"/>
    </style:style>
    <style:style style:name="Table13.E" style:family="table-column">
      <style:table-column-properties style:column-width="3.196cm"/>
    </style:style>
    <style:style style:name="Table13.F" style:family="table-column">
      <style:table-column-properties style:column-width="4.048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4" style:family="table">
      <style:table-properties style:width="15.901cm" table:align="left"/>
    </style:style>
    <style:style style:name="Table14.A" style:family="table-column">
      <style:table-column-properties style:column-width="6.449cm"/>
    </style:style>
    <style:style style:name="Table14.B" style:family="table-column">
      <style:table-column-properties style:column-width="0.399cm"/>
    </style:style>
    <style:style style:name="Table14.C" style:family="table-column">
      <style:table-column-properties style:column-width="0.905cm"/>
    </style:style>
    <style:style style:name="Table14.E" style:family="table-column">
      <style:table-column-properties style:column-width="3.196cm"/>
    </style:style>
    <style:style style:name="Table14.F" style:family="table-column">
      <style:table-column-properties style:column-width="4.048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5" style:family="table">
      <style:table-properties style:width="15.901cm" table:align="left"/>
    </style:style>
    <style:style style:name="Table15.A" style:family="table-column">
      <style:table-column-properties style:column-width="6.449cm"/>
    </style:style>
    <style:style style:name="Table15.B" style:family="table-column">
      <style:table-column-properties style:column-width="0.399cm"/>
    </style:style>
    <style:style style:name="Table15.C" style:family="table-column">
      <style:table-column-properties style:column-width="0.905cm"/>
    </style:style>
    <style:style style:name="Table15.E" style:family="table-column">
      <style:table-column-properties style:column-width="3.196cm"/>
    </style:style>
    <style:style style:name="Table15.F" style:family="table-column">
      <style:table-column-properties style:column-width="4.048cm"/>
    </style:style>
    <style:style style:name="Table1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5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6" style:family="table">
      <style:table-properties style:width="15.901cm" table:align="left"/>
    </style:style>
    <style:style style:name="Table16.A" style:family="table-column">
      <style:table-column-properties style:column-width="6.449cm"/>
    </style:style>
    <style:style style:name="Table16.B" style:family="table-column">
      <style:table-column-properties style:column-width="0.399cm"/>
    </style:style>
    <style:style style:name="Table16.C" style:family="table-column">
      <style:table-column-properties style:column-width="0.905cm"/>
    </style:style>
    <style:style style:name="Table16.E" style:family="table-column">
      <style:table-column-properties style:column-width="3.196cm"/>
    </style:style>
    <style:style style:name="Table16.F" style:family="table-column">
      <style:table-column-properties style:column-width="4.048cm"/>
    </style:style>
    <style:style style:name="Table1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7" style:family="table">
      <style:table-properties style:width="15.901cm" table:align="left"/>
    </style:style>
    <style:style style:name="Table17.A" style:family="table-column">
      <style:table-column-properties style:column-width="6.449cm"/>
    </style:style>
    <style:style style:name="Table17.B" style:family="table-column">
      <style:table-column-properties style:column-width="0.399cm"/>
    </style:style>
    <style:style style:name="Table17.C" style:family="table-column">
      <style:table-column-properties style:column-width="0.905cm"/>
    </style:style>
    <style:style style:name="Table17.E" style:family="table-column">
      <style:table-column-properties style:column-width="3.196cm"/>
    </style:style>
    <style:style style:name="Table17.F" style:family="table-column">
      <style:table-column-properties style:column-width="4.048cm"/>
    </style:style>
    <style:style style:name="Table1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8" style:family="table">
      <style:table-properties style:width="15.901cm" table:align="left"/>
    </style:style>
    <style:style style:name="Table18.A" style:family="table-column">
      <style:table-column-properties style:column-width="6.449cm"/>
    </style:style>
    <style:style style:name="Table18.B" style:family="table-column">
      <style:table-column-properties style:column-width="0.399cm"/>
    </style:style>
    <style:style style:name="Table18.C" style:family="table-column">
      <style:table-column-properties style:column-width="0.905cm"/>
    </style:style>
    <style:style style:name="Table18.E" style:family="table-column">
      <style:table-column-properties style:column-width="3.196cm"/>
    </style:style>
    <style:style style:name="Table18.F" style:family="table-column">
      <style:table-column-properties style:column-width="4.048cm"/>
    </style:style>
    <style:style style:name="Table1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8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9" style:family="table">
      <style:table-properties style:width="15.901cm" table:align="left"/>
    </style:style>
    <style:style style:name="Table19.A" style:family="table-column">
      <style:table-column-properties style:column-width="6.449cm"/>
    </style:style>
    <style:style style:name="Table19.B" style:family="table-column">
      <style:table-column-properties style:column-width="0.399cm"/>
    </style:style>
    <style:style style:name="Table19.C" style:family="table-column">
      <style:table-column-properties style:column-width="0.905cm"/>
    </style:style>
    <style:style style:name="Table19.E" style:family="table-column">
      <style:table-column-properties style:column-width="3.196cm"/>
    </style:style>
    <style:style style:name="Table19.F" style:family="table-column">
      <style:table-column-properties style:column-width="4.048cm"/>
    </style:style>
    <style:style style:name="Table1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0" style:family="table">
      <style:table-properties style:width="15.901cm" table:align="left"/>
    </style:style>
    <style:style style:name="Table20.A" style:family="table-column">
      <style:table-column-properties style:column-width="6.449cm"/>
    </style:style>
    <style:style style:name="Table20.B" style:family="table-column">
      <style:table-column-properties style:column-width="0.399cm"/>
    </style:style>
    <style:style style:name="Table20.C" style:family="table-column">
      <style:table-column-properties style:column-width="0.905cm"/>
    </style:style>
    <style:style style:name="Table20.E" style:family="table-column">
      <style:table-column-properties style:column-width="3.196cm"/>
    </style:style>
    <style:style style:name="Table20.F" style:family="table-column">
      <style:table-column-properties style:column-width="4.048cm"/>
    </style:style>
    <style:style style:name="Table2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1" style:family="table">
      <style:table-properties style:width="15.901cm" table:align="left"/>
    </style:style>
    <style:style style:name="Table21.A" style:family="table-column">
      <style:table-column-properties style:column-width="6.449cm"/>
    </style:style>
    <style:style style:name="Table21.B" style:family="table-column">
      <style:table-column-properties style:column-width="0.399cm"/>
    </style:style>
    <style:style style:name="Table21.C" style:family="table-column">
      <style:table-column-properties style:column-width="0.905cm"/>
    </style:style>
    <style:style style:name="Table21.E" style:family="table-column">
      <style:table-column-properties style:column-width="3.196cm"/>
    </style:style>
    <style:style style:name="Table21.F" style:family="table-column">
      <style:table-column-properties style:column-width="4.048cm"/>
    </style:style>
    <style:style style:name="Table2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2" style:family="table">
      <style:table-properties style:width="15.901cm" table:align="left"/>
    </style:style>
    <style:style style:name="Table22.A" style:family="table-column">
      <style:table-column-properties style:column-width="6.449cm"/>
    </style:style>
    <style:style style:name="Table22.B" style:family="table-column">
      <style:table-column-properties style:column-width="0.399cm"/>
    </style:style>
    <style:style style:name="Table22.C" style:family="table-column">
      <style:table-column-properties style:column-width="0.905cm"/>
    </style:style>
    <style:style style:name="Table22.E" style:family="table-column">
      <style:table-column-properties style:column-width="3.196cm"/>
    </style:style>
    <style:style style:name="Table22.F" style:family="table-column">
      <style:table-column-properties style:column-width="4.048cm"/>
    </style:style>
    <style:style style:name="Table2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3" style:family="table">
      <style:table-properties style:width="15.901cm" table:align="left"/>
    </style:style>
    <style:style style:name="Table23.A" style:family="table-column">
      <style:table-column-properties style:column-width="6.449cm"/>
    </style:style>
    <style:style style:name="Table23.B" style:family="table-column">
      <style:table-column-properties style:column-width="0.399cm"/>
    </style:style>
    <style:style style:name="Table23.C" style:family="table-column">
      <style:table-column-properties style:column-width="0.905cm"/>
    </style:style>
    <style:style style:name="Table23.E" style:family="table-column">
      <style:table-column-properties style:column-width="3.196cm"/>
    </style:style>
    <style:style style:name="Table23.F" style:family="table-column">
      <style:table-column-properties style:column-width="4.048cm"/>
    </style:style>
    <style:style style:name="Table2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4" style:family="table">
      <style:table-properties style:width="15.901cm" table:align="left"/>
    </style:style>
    <style:style style:name="Table24.A" style:family="table-column">
      <style:table-column-properties style:column-width="6.449cm"/>
    </style:style>
    <style:style style:name="Table24.B" style:family="table-column">
      <style:table-column-properties style:column-width="0.399cm"/>
    </style:style>
    <style:style style:name="Table24.C" style:family="table-column">
      <style:table-column-properties style:column-width="0.905cm"/>
    </style:style>
    <style:style style:name="Table24.E" style:family="table-column">
      <style:table-column-properties style:column-width="3.196cm"/>
    </style:style>
    <style:style style:name="Table24.F" style:family="table-column">
      <style:table-column-properties style:column-width="4.048cm"/>
    </style:style>
    <style:style style:name="Table2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5" style:family="table">
      <style:table-properties style:width="15.901cm" table:align="left"/>
    </style:style>
    <style:style style:name="Table25.A" style:family="table-column">
      <style:table-column-properties style:column-width="6.449cm"/>
    </style:style>
    <style:style style:name="Table25.B" style:family="table-column">
      <style:table-column-properties style:column-width="0.399cm"/>
    </style:style>
    <style:style style:name="Table25.C" style:family="table-column">
      <style:table-column-properties style:column-width="0.905cm"/>
    </style:style>
    <style:style style:name="Table25.E" style:family="table-column">
      <style:table-column-properties style:column-width="3.196cm"/>
    </style:style>
    <style:style style:name="Table25.F" style:family="table-column">
      <style:table-column-properties style:column-width="4.048cm"/>
    </style:style>
    <style:style style:name="Table2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6" style:family="table">
      <style:table-properties style:width="15.901cm" table:align="left"/>
    </style:style>
    <style:style style:name="Table26.A" style:family="table-column">
      <style:table-column-properties style:column-width="6.449cm"/>
    </style:style>
    <style:style style:name="Table26.B" style:family="table-column">
      <style:table-column-properties style:column-width="0.399cm"/>
    </style:style>
    <style:style style:name="Table26.C" style:family="table-column">
      <style:table-column-properties style:column-width="0.905cm"/>
    </style:style>
    <style:style style:name="Table26.E" style:family="table-column">
      <style:table-column-properties style:column-width="3.196cm"/>
    </style:style>
    <style:style style:name="Table26.F" style:family="table-column">
      <style:table-column-properties style:column-width="4.048cm"/>
    </style:style>
    <style:style style:name="Table2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7" style:family="table">
      <style:table-properties style:width="15.901cm" table:align="left"/>
    </style:style>
    <style:style style:name="Table27.A" style:family="table-column">
      <style:table-column-properties style:column-width="6.449cm"/>
    </style:style>
    <style:style style:name="Table27.B" style:family="table-column">
      <style:table-column-properties style:column-width="0.399cm"/>
    </style:style>
    <style:style style:name="Table27.C" style:family="table-column">
      <style:table-column-properties style:column-width="0.905cm"/>
    </style:style>
    <style:style style:name="Table27.E" style:family="table-column">
      <style:table-column-properties style:column-width="3.196cm"/>
    </style:style>
    <style:style style:name="Table27.F" style:family="table-column">
      <style:table-column-properties style:column-width="4.048cm"/>
    </style:style>
    <style:style style:name="Table2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officeooo:rsid="00155094" officeooo:paragraph-rsid="00155094" fo:background-color="transparent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4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6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7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1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39e0" style:text-blinking="false" fo:background-color="transparent" style:font-size-asian="12pt" style:font-size-complex="12pt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21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49a9" style:text-blinking="false" fo:background-color="transparent" style:font-size-asian="12pt" style:font-size-complex="12pt"/>
    </style:style>
    <style:style style:name="P2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2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28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2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3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3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d6e8" style:text-blinking="false" fo:background-color="transparent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36" style:family="paragraph" style:parent-style-name="Standard">
      <style:paragraph-properties fo:break-before="page"/>
      <style:text-properties style:font-name="Cantarell" fo:font-size="12pt" officeooo:paragraph-rsid="000cbe71" fo:background-color="transparen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d0fe7" style:text-blinking="false" fo:background-color="transparent" style:font-size-asian="12pt" style:font-size-complex="12pt"/>
    </style:style>
    <style:style style:name="P40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1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2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4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4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48" style:family="paragraph" style:parent-style-name="Standard">
      <style:paragraph-properties fo:break-before="page"/>
      <style:text-properties style:font-name="Cantarell" fo:font-size="12pt" officeooo:paragraph-rsid="000eb539" fo:background-color="transparent" style:font-size-asian="12pt" style:font-size-complex="12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1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2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5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5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8" style:family="paragraph" style:parent-style-name="Standard">
      <style:paragraph-properties fo:break-before="page"/>
      <style:text-properties style:font-name="Cantarell" fo:font-size="12pt" officeooo:paragraph-rsid="00100217" fo:background-color="transparent" style:font-size-asian="12pt" style:font-size-complex="12pt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1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2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63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64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8" style:family="paragraph" style:parent-style-name="Standard">
      <style:paragraph-properties fo:break-before="page"/>
      <style:text-properties style:font-name="Cantarell" fo:font-size="12pt" officeooo:paragraph-rsid="00114ea8" fo:background-color="transparent" style:font-size-asian="12pt" style:font-size-complex="12pt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7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2e49a9" style:text-blinking="false" fo:background-color="transparent" style:font-size-asian="12pt" style:font-size-complex="12pt"/>
    </style:style>
    <style:style style:name="P72" style:family="paragraph" style:parent-style-name="Table_20_Contents" style:list-style-name="L7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3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4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7be38" officeooo:paragraph-rsid="0037be38" style:text-blinking="false" fo:background-color="transparent" style:font-size-asian="12pt" style:font-size-complex="12pt"/>
    </style:style>
    <style:style style:name="P75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7be38" style:text-blinking="false" fo:background-color="transparent" style:font-size-asian="12pt" style:font-size-complex="12p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14ea8" style:text-blinking="false" fo:background-color="transparent" style:font-size-asian="12pt" style:font-size-complex="12pt"/>
    </style:style>
    <style:style style:name="P7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1a03f" style:text-blinking="false" fo:background-color="transparent" style:font-size-asian="12pt" style:font-size-complex="12pt"/>
    </style:style>
    <style:style style:name="P7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14ea8" style:text-blinking="false" fo:background-color="transparent" style:font-size-asian="12pt" style:font-size-complex="12p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8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8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14ea8" fo:background-color="transparent" style:font-size-asian="12pt" style:font-size-complex="12pt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83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172527" officeooo:paragraph-rsid="00172527" fo:background-color="transparent" style:font-size-asian="24pt" style:font-weight-asian="bold" style:font-size-complex="24pt" style:font-weight-complex="bold"/>
    </style:style>
    <style:style style:name="P84" style:family="paragraph" style:parent-style-name="Standard">
      <style:text-properties style:font-name="Cantarell" fo:font-size="12pt" officeooo:rsid="00155094" officeooo:paragraph-rsid="00172527" fo:background-color="transparent" style:font-size-asian="12pt" style:font-size-complex="12pt"/>
    </style:style>
    <style:style style:name="P8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87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89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/>
    </style:style>
    <style:style style:name="P92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P93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172527" fo:background-color="transparent" style:font-size-asian="12pt" style:font-size-complex="12pt"/>
    </style:style>
    <style:style style:name="P9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5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96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7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7577" officeooo:paragraph-rsid="00397577" style:text-blinking="false" fo:background-color="transparent" style:font-size-asian="12pt" style:font-size-complex="12pt"/>
    </style:style>
    <style:style style:name="P9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7577" style:text-blinking="false" fo:background-color="transparent" style:font-size-asian="12pt" style:font-size-complex="12pt"/>
    </style:style>
    <style:style style:name="P9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0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0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c4292" fo:background-color="transparent" style:font-size-asian="12pt" style:font-size-complex="12pt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104" style:family="paragraph" style:parent-style-name="Standard">
      <style:paragraph-properties fo:break-before="page"/>
      <style:text-properties style:font-name="Cantarell" fo:font-size="12pt" officeooo:paragraph-rsid="001c4292" fo:background-color="transparent" style:font-size-asian="12pt" style:font-size-complex="12pt"/>
    </style:style>
    <style:style style:name="P10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6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officeooo:paragraph-rsid="003991f4" style:text-blinking="false" fo:background-color="transparent" style:font-size-asian="12pt" style:font-size-complex="12pt"/>
    </style:style>
    <style:style style:name="P10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91f4" style:text-blinking="false" fo:background-color="transparent" style:font-size-asian="12pt" style:font-size-complex="12pt"/>
    </style:style>
    <style:style style:name="P10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1c4292"/>
    </style:style>
    <style:style style:name="P10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1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1c4292" style:text-blinking="false" fo:background-color="transparent" style:font-size-asian="12pt" style:font-size-complex="12pt"/>
    </style:style>
    <style:style style:name="P111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c4292" style:text-blinking="false" fo:background-color="transparent" style:font-size-asian="12pt" style:font-size-complex="12pt"/>
    </style:style>
    <style:style style:name="P11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1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1c4292" fo:background-color="transparent" style:font-size-asian="12pt" style:font-size-complex="12pt"/>
    </style:style>
    <style:style style:name="P114" style:family="paragraph" style:parent-style-name="Standard">
      <style:paragraph-properties fo:break-before="page"/>
      <style:text-properties style:font-name="Cantarell" fo:font-size="12pt" officeooo:paragraph-rsid="001ba3a9" fo:background-color="transparent" style:font-size-asian="12pt" style:font-size-complex="12pt"/>
    </style:style>
    <style:style style:name="P11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17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1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ba3a9" style:text-blinking="false" fo:background-color="transparent" style:font-size-asian="12pt" style:font-size-complex="12pt"/>
    </style:style>
    <style:style style:name="P120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2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24" style:family="paragraph" style:parent-style-name="Standard">
      <style:paragraph-properties fo:break-before="page"/>
      <style:text-properties style:font-name="Cantarell" fo:font-size="12pt" officeooo:paragraph-rsid="001e4947" fo:background-color="transparent" style:font-size-asian="12pt" style:font-size-complex="12pt"/>
    </style:style>
    <style:style style:name="P12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27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8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29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0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22c98" style:text-blinking="false" fo:background-color="transparent" style:font-size-asian="12pt" style:font-size-complex="12pt"/>
    </style:style>
    <style:style style:name="P131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322c98"/>
    </style:style>
    <style:style style:name="P132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e4947" fo:background-color="transparent" style:font-size-asian="12pt" style:font-size-complex="12pt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36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7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8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9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e4947" style:text-blinking="false" fo:background-color="transparent" style:font-size-asian="12pt" style:font-size-complex="12pt"/>
    </style:style>
    <style:style style:name="P142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3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44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45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202ee6" officeooo:paragraph-rsid="00202ee6" fo:background-color="transparent" style:font-size-asian="24pt" style:font-weight-asian="bold" style:font-size-complex="24pt" style:font-weight-complex="bold"/>
    </style:style>
    <style:style style:name="P146" style:family="paragraph" style:parent-style-name="Standard">
      <style:text-properties style:font-name="Cantarell" fo:font-size="12pt" officeooo:rsid="00155094" officeooo:paragraph-rsid="00202ee6" fo:background-color="transparent" style:font-size-asian="12pt" style:font-size-complex="12pt"/>
    </style:style>
    <style:style style:name="P1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4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02ee6" fo:background-color="transparent" style:font-size-asian="12pt" style:font-size-complex="12pt"/>
    </style:style>
    <style:style style:name="P149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0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04f74"/>
    </style:style>
    <style:style style:name="P151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5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04f74" style:text-blinking="false" fo:background-color="transparent" style:font-size-asian="12pt" style:font-size-complex="12pt"/>
    </style:style>
    <style:style style:name="P153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officeooo:paragraph-rsid="00204f74" style:text-blinking="false" fo:background-color="transparent" style:font-size-asian="12pt" style:font-size-complex="12pt"/>
    </style:style>
    <style:style style:name="P15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3d5a4" style:text-blinking="false" fo:background-color="transparent" style:font-size-asian="12pt" style:font-size-complex="12pt"/>
    </style:style>
    <style:style style:name="P15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38a55" fo:background-color="transparent"/>
    </style:style>
    <style:style style:name="P157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202ee6" fo:background-color="transparent" style:font-size-asian="12pt" style:font-size-complex="12pt"/>
    </style:style>
    <style:style style:name="P158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5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1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2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5c31e" officeooo:paragraph-rsid="0035c31e" style:text-blinking="false" fo:background-color="transparent" style:font-size-asian="12pt" style:font-size-complex="12pt"/>
    </style:style>
    <style:style style:name="P16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6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50b79" fo:background-color="transparent" style:font-size-asian="12pt" style:font-size-complex="12pt"/>
    </style:style>
    <style:style style:name="P166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7" style:family="paragraph" style:parent-style-name="Standard">
      <style:paragraph-properties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68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9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70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71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250b79" style:text-blinking="false" fo:background-color="transparent" style:font-size-asian="12pt" style:font-size-complex="12pt"/>
    </style:style>
    <style:style style:name="P172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50b79" style:text-blinking="false" fo:background-color="transparent" style:font-size-asian="12pt" style:font-size-complex="12pt"/>
    </style:style>
    <style:style style:name="P173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7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250b79" fo:background-color="transparent" style:font-size-asian="12pt" style:font-size-complex="12pt"/>
    </style:style>
    <style:style style:name="P175" style:family="paragraph" style:parent-style-name="Standard">
      <style:paragraph-properties fo:break-before="page"/>
      <style:text-properties style:font-name="Cantarell" fo:font-size="12pt" officeooo:paragraph-rsid="0026ee28" fo:background-color="transparent" style:font-size-asian="12pt" style:font-size-complex="12pt"/>
    </style:style>
    <style:style style:name="P17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7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78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79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0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81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82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8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86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7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88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89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0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1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9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3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4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5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6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8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9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0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01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2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3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04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5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06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07" style:family="paragraph" style:parent-style-name="Standard">
      <style:paragraph-properties fo:break-before="page"/>
      <style:text-properties style:font-name="Cantarell" fo:font-size="12pt" officeooo:paragraph-rsid="00284576" fo:background-color="transparent" style:font-size-asian="12pt" style:font-size-complex="12pt"/>
    </style:style>
    <style:style style:name="P20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09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0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1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84576" style:text-blinking="false" fo:background-color="transparent" style:font-size-asian="12pt" style:font-size-complex="12pt"/>
    </style:style>
    <style:style style:name="P212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13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6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17" style:family="paragraph" style:parent-style-name="Standard">
      <style:paragraph-properties fo:break-before="page"/>
      <style:text-properties style:font-name="Cantarell" fo:font-size="12pt" officeooo:paragraph-rsid="00293f99" fo:background-color="transparent" style:font-size-asian="12pt" style:font-size-complex="12pt"/>
    </style:style>
    <style:style style:name="P21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1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20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1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22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23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93f99"/>
    </style:style>
    <style:style style:name="P224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2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2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28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9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0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31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32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33" style:family="paragraph" style:parent-style-name="Standard">
      <style:paragraph-properties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2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35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36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37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38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39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40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4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44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5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6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47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48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3688e9"/>
    </style:style>
    <style:style style:name="P249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50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51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52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53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54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T1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officeooo:rsid="00303850"/>
    </style:style>
    <style:style style:name="T3" style:family="text">
      <style:text-properties officeooo:rsid="003013a3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5" style:family="text">
      <style:text-properties officeooo:rsid="0007fc53"/>
    </style:style>
    <style:style style:name="T6" style:family="text">
      <style:text-properties officeooo:rsid="000847a5"/>
    </style:style>
    <style:style style:name="T7" style:family="text">
      <style:text-properties officeooo:rsid="002e49a9"/>
    </style:style>
    <style:style style:name="T8" style:family="text">
      <style:text-properties officeooo:rsid="00100217"/>
    </style:style>
    <style:style style:name="T9" style:family="text">
      <style:text-properties officeooo:rsid="0008d6e8"/>
    </style:style>
    <style:style style:name="T10" style:family="text">
      <style:text-properties officeooo:rsid="0036d582"/>
    </style:style>
    <style:style style:name="T11" style:family="text">
      <style:text-properties officeooo:rsid="000ace58"/>
    </style:style>
    <style:style style:name="T12" style:family="text">
      <style:text-properties officeooo:rsid="000cbe71"/>
    </style:style>
    <style:style style:name="T13" style:family="text">
      <style:text-properties officeooo:rsid="000eb539"/>
    </style:style>
    <style:style style:name="T14" style:family="text">
      <style:text-properties officeooo:rsid="0011a03f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style:style style:name="T17" style:family="text">
      <style:text-properties officeooo:rsid="001d3120"/>
    </style:style>
    <style:style style:name="T18" style:family="text">
      <style:text-properties officeooo:rsid="00190017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2pt" style:font-size-complex="12pt"/>
    </style:style>
    <style:style style:name="T20" style:family="text">
      <style:text-properties style:font-size-asian="12pt" style:font-size-complex="12pt"/>
    </style:style>
    <style:style style:name="T21" style:family="text">
      <style:text-properties fo:font-family="'Droid Sans Mono', monospace, monospace" fo:font-size="10.5pt"/>
    </style:style>
    <style:style style:name="T22" style:family="text">
      <style:text-properties officeooo:rsid="001c4292"/>
    </style:style>
    <style:style style:name="T23" style:family="text">
      <style:text-properties officeooo:rsid="00397577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c4292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style:text-blinking="false"/>
    </style:style>
    <style:style style:name="T29" style:family="text">
      <style:text-properties officeooo:rsid="001ba3a9"/>
    </style:style>
    <style:style style:name="T30" style:family="text">
      <style:text-properties officeooo:rsid="001e4947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style:text-blinking="false" fo:background-color="transparent" loext:char-shading-value="0" style:font-size-asian="12pt" style:font-size-complex="12pt"/>
    </style:style>
    <style:style style:name="T32" style:family="text">
      <style:text-properties officeooo:rsid="00204f74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style:text-line-through-style="none" style:text-line-through-type="none" fo:font-style="normal" style:text-underline-style="none" officeooo:rsid="00238a55" style:text-blinking="false" style:font-size-asian="12pt" style:font-size-complex="12pt"/>
    </style:style>
    <style:style style:name="T36" style:family="text">
      <style:text-properties fo:font-family="'Droid Sans Mono', monospace, monospace" fo:font-size="10.5pt" officeooo:rsid="00238a55"/>
    </style:style>
    <style:style style:name="T37" style:family="text">
      <style:text-properties officeooo:rsid="0039d5f2"/>
    </style:style>
    <style:style style:name="T38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238a55" style:text-blinking="false"/>
    </style:style>
    <style:style style:name="T39" style:family="text">
      <style:text-properties officeooo:rsid="0026ee28"/>
    </style:style>
    <style:style style:name="T40" style:family="text">
      <style:text-properties officeooo:rsid="00284576"/>
    </style:style>
    <style:style style:name="T41" style:family="text">
      <style:text-properties officeooo:rsid="00293f99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style:text-blinking="false" fo:background-color="transparent" loext:char-shading-value="0" style:font-size-asian="12pt" style:font-size-complex="12pt"/>
    </style:style>
    <style:style style:name="T44" style:family="text">
      <style:text-properties fo:color="#000000" loext:opacity="100%" officeooo:rsid="00293f99"/>
    </style:style>
    <style:style style:name="T45" style:family="text">
      <style:text-properties officeooo:rsid="002af585"/>
    </style:style>
    <style:style style:name="T46" style:family="text">
      <style:text-properties fo:color="#000000" loext:opacity="100%" officeooo:rsid="002af585"/>
    </style:style>
    <text:list-style style:name="L1">
      <text:list-level-style-number text:level="1" loext:num-list-format=" %1% " style:num-prefix=" " style:num-suffix=" " style:num-format="1">
        <style:list-level-properties text:space-before="0.752cm" text:min-label-width="0.499cm"/>
      </text:list-level-style-number>
      <text:list-level-style-number text:level="2" loext:num-list-format=" %1%.%2% " style:num-prefix=" " style:num-suffix=" " style:num-format="1" text:display-levels="2">
        <style:list-level-properties text:space-before="2.002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3.253cm" text:min-label-width="0.499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4.503cm" text:min-label-width="0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5.754cm" text:min-label-width="0.499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7.005cm" text:min-label-width="0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8.255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9.506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10.756cm" text:min-label-width="0.499cm"/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space-before="12.007cm" text:min-label-width="0.499cm"/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44289e-7fff-f5e7-ae53-7aa904d060b0"/><text:span text:style-name="T1">Prestatario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">Sistema: sistema de prestamos</text:p>
          </table:table-cell>
          <table:table-cell table:style-name="Table1.A1" table:number-columns-spanned="4" office:value-type="string">
            <text:p text:style-name="P2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3" office:value-type="string">
            <text:p text:style-name="P2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2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Actor: usuario</text:p>
          </table:table-cell>
          <table:covered-table-cell/>
          <table:table-cell table:style-name="Table1.A1" table:number-columns-spanned="4" office:value-type="string">
            <text:p text:style-name="P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Descripción:</text:p>
            <text:p text:style-name="P2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re-condiciones:</text:p>
            <text:p text:style-name="P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ost-condiciones: </text:p>
            <text:p text:style-name="P2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Pasos realizados  (ruta principal):</text:p>
            <text:list text:style-name="L1">
              <text:list-item>
                <text:p text:style-name="P4">apartado prestatario</text:p>
              </text:list-item>
              <text:list-item>
                <text:p text:style-name="P4">presionar alta prestatario</text:p>
              </text:list-item>
              <text:list-item>
                <text:p text:style-name="P4">sistema muestra el formulario</text:p>
              </text:list-item>
              <text:list-item>
                <text:p text:style-name="P4">completar formulario</text:p>
              </text:list-item>
              <text:list-item>
                <text:p text:style-name="P4">confirmar formulario</text:p>
              </text:list-item>
              <text:list-item>
                <text:p text:style-name="P4">valida<text:span text:style-name="T2">r</text:span> datos</text:p>
                <text:list>
                  <text:list-item>
                    <text:p text:style-name="P5">datos inválidos</text:p>
                  </text:list-item>
                  <text:list-item>
                    <text:p text:style-name="P5">informa<text:span text:style-name="T3">r</text:span> error</text:p>
                  </text:list-item>
                  <text:list-item>
                    <text:p text:style-name="P6">volver al formulario</text:p>
                  </text:list-item>
                </text:list>
              </text:list-item>
              <text:list-item>
                <text:p text:style-name="P7">alt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8">Información para los pasos:</text:p>
            <text:p text:style-name="P9"><text:span text:style-name="T4">4.</text:span>nombre<text:span text:style-name="T4">, </text:span>apellido<text:span text:style-name="T4">, </text:span>dni<text:span text:style-name="T4">, </text:span>direccion<text:span text:style-name="T4">, </text:span>telefono<text:span text:style-name="T4">, </text:span>email<text:span text:style-name="T4">, fecha_alta, estado_empleo, ocupacion, 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line-break/></text:p>
      <text:p text:style-name="P11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2">Sistema: sistema de prestamos</text:p>
          </table:table-cell>
          <table:table-cell table:style-name="Table2.A1" table:number-columns-spanned="4" office:value-type="string">
            <text:p text:style-name="P12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3"/>
          </table:table-cell>
        </table:table-row>
        <table:table-row>
          <table:table-cell table:style-name="Table2.A1" table:number-columns-spanned="3" office:value-type="string">
            <text:p text:style-name="P12">Nombre caso de uso: <text:span text:style-name="T5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2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2">Actor: usuario</text:p>
          </table:table-cell>
          <table:covered-table-cell/>
          <table:table-cell table:style-name="Table2.A1" table:number-columns-spanned="4" office:value-type="string">
            <text:p text:style-name="P1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Descripción:</text:p>
            <text:p text:style-name="P12"><text:span text:style-name="T6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re-condiciones:</text:p>
            <text:p text:style-name="P12">estar logueado como usuario</text:p>
            <text:p text:style-name="P14">prestatario exsitente</text:p>
            <text:p text:style-name="P14"><text:span text:style-name="T7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ost-condiciones: </text:p>
            <text:p text:style-name="P12">se da de <text:span text:style-name="T8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2">Pasos realizados  (ruta principal):</text:p>
            <text:list text:style-name="L2">
              <text:list-item>
                <text:p text:style-name="P15">apartado prestatario</text:p>
              </text:list-item>
              <text:list-item>
                <text:p text:style-name="P15">presionar listar prestatario</text:p>
              </text:list-item>
              <text:list-item>
                <text:p text:style-name="P16">recuperar prestatarios</text:p>
                <text:list>
                  <text:list-item>
                    <text:p text:style-name="P17">lista vacia</text:p>
                  </text:list-item>
                  <text:list-item>
                    <text:p text:style-name="P17">informar lista vacia</text:p>
                  </text:list-item>
                </text:list>
              </text:list-item>
              <text:list-item>
                <text:p text:style-name="P15">sistema muestra listado de prestatarios</text:p>
              </text:list-item>
              <text:list-item>
                <text:p text:style-name="P15">presionar botón baja de un prestatario</text:p>
              </text:list-item>
              <text:list-item>
                <text:p text:style-name="P15">validar que no haya prestamos asociados</text:p>
                <text:list>
                  <text:list-item>
                    <text:p text:style-name="P18">existen prestamos asocidados</text:p>
                  </text:list-item>
                  <text:list-item>
                    <text:p text:style-name="P18">informar error</text:p>
                  </text:list-item>
                </text:list>
              </text:list-item>
              <text:list-item>
                <text:p text:style-name="P15">baja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19">Información para los pasos:</text:p>
            <text:p text:style-name="P9"><text:span text:style-name="T4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1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22">Sistema: sistema de prestamos</text:p>
          </table:table-cell>
          <table:table-cell table:style-name="Table3.A1" table:number-columns-spanned="4" office:value-type="string">
            <text:p text:style-name="P22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3"/>
          </table:table-cell>
        </table:table-row>
        <table:table-row>
          <table:table-cell table:style-name="Table3.A1" table:number-columns-spanned="3" office:value-type="string">
            <text:p text:style-name="P22">Nombre caso de uso: <text:span text:style-name="T9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22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22">Actor: usuario</text:p>
          </table:table-cell>
          <table:covered-table-cell/>
          <table:table-cell table:style-name="Table3.A1" table:number-columns-spanned="4" office:value-type="string">
            <text:p text:style-name="P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Descripción:</text:p>
            <text:p text:style-name="P22"><text:span text:style-name="T9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re-condiciones:</text:p>
            <text:p text:style-name="P22">estar logueado como usuario</text:p>
            <text:p text:style-name="P24">prestatario existente<text:span text:style-name="T7"> 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ost-condiciones: </text:p>
            <text:p text:style-name="P22">se <text:span text:style-name="T8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22">Pasos realizados  (ruta principal):</text:p>
            <text:list text:style-name="L3">
              <text:list-item>
                <text:p text:style-name="P25">apartado prestatario</text:p>
              </text:list-item>
              <text:list-item>
                <text:p text:style-name="P25">presionar <text:span text:style-name="T5">listar</text:span> prestatario<text:span text:style-name="T10">s</text:span></text:p>
              </text:list-item>
              <text:list-item>
                <text:p text:style-name="P26">recuperar prestatarios</text:p>
                <text:list>
                  <text:list-item>
                    <text:p text:style-name="P27">lista vacia</text:p>
                  </text:list-item>
                  <text:list-item>
                    <text:p text:style-name="P27">inforamar lista vacia</text:p>
                  </text:list-item>
                </text:list>
              </text:list-item>
              <text:list-item>
                <text:p text:style-name="P25">sistema muestra <text:span text:style-name="T5">listado de prestatarios</text:span></text:p>
              </text:list-item>
              <text:list-item>
                <text:p text:style-name="P28">presionar botón <text:span text:style-name="T9">modificar</text:span> de un prestatario</text:p>
              </text:list-item>
              <text:list-item>
                <text:p text:style-name="P29">recuperar datos del prestatario</text:p>
              </text:list-item>
              <text:list-item>
                <text:p text:style-name="P30">mostrar formulario de modificación <text:span text:style-name="T11">con los datos</text:span></text:p>
              </text:list-item>
              <text:list-item>
                <text:p text:style-name="P30"><text:span text:style-name="T11">modificar</text:span> formulario</text:p>
              </text:list-item>
              <text:list-item>
                <text:p text:style-name="P30">confirmar formulario</text:p>
              </text:list-item>
              <text:list-item>
                <text:p text:style-name="P31">validar datos</text:p>
                <text:list>
                  <text:list-item>
                    <text:p text:style-name="P31">datos invalidos</text:p>
                  </text:list-item>
                  <text:list-item>
                    <text:p text:style-name="P31">infromar error</text:p>
                  </text:list-item>
                  <text:list-item>
                    <text:p text:style-name="P31">volver al formulario</text:p>
                  </text:list-item>
                </text:list>
              </text:list-item>
              <text:list-item>
                <text:p text:style-name="P32"><text:span text:style-name="T9">modificar </text:span><text:span text:style-name="T11">prestatario</text:span>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33">Información para los pasos:</text:p>
            <text:p text:style-name="P34">8.nombre, apellido, dni, direccion, telefono, email, fecha_alta, estado_empleo, ocupacion, ingreso_anual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line-break/></text:p>
      <text:p text:style-name="P36"><text:bookmark text:name="docs-internal-guid-cf44289e-7fff-f5e7-ae53-7aa904d060b0 Copy 1 Copy 1 Copy 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37">Sistema: sistema de prestamos</text:p>
          </table:table-cell>
          <table:table-cell table:style-name="Table4.A1" table:number-columns-spanned="4" office:value-type="string">
            <text:p text:style-name="P37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38"/>
          </table:table-cell>
        </table:table-row>
        <table:table-row>
          <table:table-cell table:style-name="Table4.A1" table:number-columns-spanned="3" office:value-type="string">
            <text:p text:style-name="P37">Nombre caso de uso: <text:span text:style-name="T12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37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37">Actor: usuario</text:p>
          </table:table-cell>
          <table:covered-table-cell/>
          <table:table-cell table:style-name="Table4.A1" table:number-columns-spanned="4" office:value-type="string">
            <text:p text:style-name="P3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Descripción:</text:p>
            <text:p text:style-name="P39">listar prestatario por 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re-condiciones:</text:p>
            <text:p text:style-name="P37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ost-condiciones: </text:p>
            <text:p text:style-name="P37">se <text:span text:style-name="T8">muestra lista de </text:span>prestatario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37">Pasos realizados  (ruta principal):</text:p>
            <text:list text:style-name="L4">
              <text:list-item>
                <text:p text:style-name="P40">apartado prestatario</text:p>
              </text:list-item>
              <text:list-item>
                <text:p text:style-name="P40">presionar <text:span text:style-name="T5">listar</text:span> prestatario <text:span text:style-name="T12">por id</text:span></text:p>
              </text:list-item>
              <text:list-item>
                <text:p text:style-name="P41">mostrar formulario</text:p>
              </text:list-item>
              <text:list-item>
                <text:p text:style-name="P41">ingresar id</text:p>
              </text:list-item>
              <text:list-item>
                <text:p text:style-name="P42">confirmar formulario</text:p>
              </text:list-item>
              <text:list-item>
                <text:p text:style-name="P43">validar datos</text:p>
                <text:list>
                  <text:list-item>
                    <text:p text:style-name="P43">datos invalidos</text:p>
                  </text:list-item>
                  <text:list-item>
                    <text:p text:style-name="P43">informar error</text:p>
                  </text:list-item>
                  <text:list-item>
                    <text:p text:style-name="P43">volver al formulario</text:p>
                  </text:list-item>
                </text:list>
              </text:list-item>
              <text:list-item>
                <text:p text:style-name="P41">recuperar listado de prestatario que coincida</text:p>
                <text:list>
                  <text:list-item>
                    <text:p text:style-name="P44">li<text:span text:style-name="T2">s</text:span>ta vacia</text:p>
                  </text:list-item>
                  <text:list-item>
                    <text:p text:style-name="P44">informar lista vacia</text:p>
                  </text:list-item>
                </text:list>
              </text:list-item>
              <text:list-item>
                <text:p text:style-name="P4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45">Información para los pasos:</text:p>
            <text:p text:style-name="P46">4. id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3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p text:style-name="P48"><text:bookmark text:name="docs-internal-guid-cf44289e-7fff-f5e7-ae53-7aa904d060b0 Copy 1 Copy 1 Copy 1 Copy 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49">Sistema: sistema de prestamos</text:p>
          </table:table-cell>
          <table:table-cell table:style-name="Table5.A1" table:number-columns-spanned="4" office:value-type="string">
            <text:p text:style-name="P49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50"/>
          </table:table-cell>
        </table:table-row>
        <table:table-row>
          <table:table-cell table:style-name="Table5.A1" table:number-columns-spanned="3" office:value-type="string">
            <text:p text:style-name="P49">Nombre caso de uso: <text:span text:style-name="T12">listar prestatario por </text:span><text:span text:style-name="T13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49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49">Actor: usuario</text:p>
          </table:table-cell>
          <table:covered-table-cell/>
          <table:table-cell table:style-name="Table5.A1" table:number-columns-spanned="4" office:value-type="string">
            <text:p text:style-name="P4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9">Descripción:</text:p>
            <text:p text:style-name="P49"><text:span text:style-name="T12">listar prestatario por </text:span><text:span text:style-name="T13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9">Pre-condiciones:</text:p>
            <text:p text:style-name="P4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9">Post-condiciones: </text:p>
            <text:p text:style-name="P49">se <text:span text:style-name="T8">muestra lista de</text:span> prestatario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49">Pasos realizados  (ruta principal):</text:p>
            <text:list text:style-name="L5">
              <text:list-item>
                <text:p text:style-name="P51">apartado prestatario</text:p>
              </text:list-item>
              <text:list-item>
                <text:p text:style-name="P51">presionar <text:span text:style-name="T5">listar</text:span> prestatario <text:span text:style-name="T12">por </text:span><text:span text:style-name="T14">dni</text:span></text:p>
              </text:list-item>
              <text:list-item>
                <text:p text:style-name="P52">mostrar formulario</text:p>
              </text:list-item>
              <text:list-item>
                <text:p text:style-name="P52">ingresar <text:span text:style-name="T13">dni</text:span></text:p>
              </text:list-item>
              <text:list-item>
                <text:p text:style-name="P53">confirmar formulario</text:p>
              </text:list-item>
              <text:list-item>
                <text:p text:style-name="P54">validar datos</text:p>
                <text:list>
                  <text:list-item>
                    <text:p text:style-name="P54">datos invalidos</text:p>
                  </text:list-item>
                  <text:list-item>
                    <text:p text:style-name="P54">informar error</text:p>
                  </text:list-item>
                  <text:list-item>
                    <text:p text:style-name="P54">volver al formulario</text:p>
                  </text:list-item>
                </text:list>
              </text:list-item>
              <text:list-item>
                <text:p text:style-name="P52">recuperar listado de prestatario que coincida</text:p>
                <text:list>
                  <text:list-item>
                    <text:p text:style-name="P54">lista vacia</text:p>
                  </text:list-item>
                  <text:list-item>
                    <text:p text:style-name="P54">informar lista vacia</text:p>
                  </text:list-item>
                </text:list>
              </text:list-item>
              <text:list-item>
                <text:p text:style-name="P5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55">Información para los pasos:</text:p>
            <text:p text:style-name="P56"><text:span text:style-name="T4">4. </text:span><text:span text:style-name="T15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4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7"/>
      <text:p text:style-name="P58"><text:bookmark text:name="docs-internal-guid-cf44289e-7fff-f5e7-ae53-7aa904d060b0 Copy 1 Copy 1 Copy 1 Copy 2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59">Sistema: sistema de prestamos</text:p>
          </table:table-cell>
          <table:table-cell table:style-name="Table6.A1" table:number-columns-spanned="4" office:value-type="string">
            <text:p text:style-name="P59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60"/>
          </table:table-cell>
        </table:table-row>
        <table:table-row>
          <table:table-cell table:style-name="Table6.A1" table:number-columns-spanned="3" office:value-type="string">
            <text:p text:style-name="P59">Nombre caso de uso: <text:span text:style-name="T12">listar prestatario por </text:span><text:span text:style-name="T8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59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59">Actor: usuario</text:p>
          </table:table-cell>
          <table:covered-table-cell/>
          <table:table-cell table:style-name="Table6.A1" table:number-columns-spanned="4" office:value-type="string">
            <text:p text:style-name="P5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59">Descripción:</text:p>
            <text:p text:style-name="P59"><text:span text:style-name="T12">listar prestatario por </text:span><text:span text:style-name="T8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59">Pre-condiciones:</text:p>
            <text:p text:style-name="P5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59">Post-condiciones: </text:p>
            <text:p text:style-name="P59">se <text:span text:style-name="T8">muestra lista de</text:span> prestatario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59">Pasos realizados  (ruta principal):</text:p>
            <text:list text:style-name="L6">
              <text:list-item>
                <text:p text:style-name="P61">apartado prestatario</text:p>
              </text:list-item>
              <text:list-item>
                <text:p text:style-name="P61">presionar <text:span text:style-name="T5">listar</text:span> prestatario <text:span text:style-name="T12">por </text:span><text:span text:style-name="T14">nombre y apellido</text:span></text:p>
              </text:list-item>
              <text:list-item>
                <text:p text:style-name="P62">mostrar formulario</text:p>
              </text:list-item>
              <text:list-item>
                <text:p text:style-name="P62">ingresar <text:span text:style-name="T8">nombre y apellido</text:span></text:p>
              </text:list-item>
              <text:list-item>
                <text:p text:style-name="P63">confirmar formulario</text:p>
              </text:list-item>
              <text:list-item>
                <text:p text:style-name="P64">validar datos</text:p>
                <text:list>
                  <text:list-item>
                    <text:p text:style-name="P64">datos invalidos</text:p>
                  </text:list-item>
                  <text:list-item>
                    <text:p text:style-name="P64">informar error</text:p>
                  </text:list-item>
                  <text:list-item>
                    <text:p text:style-name="P64">volver al formulario</text:p>
                  </text:list-item>
                </text:list>
              </text:list-item>
              <text:list-item>
                <text:p text:style-name="P62">recuperar listado de prestatario que coincida</text:p>
                <text:list>
                  <text:list-item>
                    <text:p text:style-name="P64">lista vacia</text:p>
                  </text:list-item>
                  <text:list-item>
                    <text:p text:style-name="P64">informar lista vacia</text:p>
                  </text:list-item>
                </text:list>
              </text:list-item>
              <text:list-item>
                <text:p text:style-name="P6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65">Información para los pasos:</text:p>
            <text:p text:style-name="P66"><text:span text:style-name="T4">4. </text:span><text:span text:style-name="T16">nombre, 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5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ext:p text:style-name="P68"><text:bookmark text:name="docs-internal-guid-cf44289e-7fff-f5e7-ae53-7aa904d060b0 Copy 1 Copy 1 Copy 1 Copy 2 Copy 1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69">Sistema: sistema de prestamos</text:p>
          </table:table-cell>
          <table:table-cell table:style-name="Table7.A1" table:number-columns-spanned="4" office:value-type="string">
            <text:p text:style-name="P69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70"/>
          </table:table-cell>
        </table:table-row>
        <table:table-row>
          <table:table-cell table:style-name="Table7.A1" table:number-columns-spanned="3" office:value-type="string">
            <text:p text:style-name="P69">Nombre caso de uso: <text:span text:style-name="T12">listar prestatario por </text:span><text:span text:style-name="T14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69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69">Actor: usuario</text:p>
          </table:table-cell>
          <table:covered-table-cell/>
          <table:table-cell table:style-name="Table7.A1" table:number-columns-spanned="4" office:value-type="string">
            <text:p text:style-name="P6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69">Descripción:</text:p>
            <text:p text:style-name="P69"><text:span text:style-name="T12">listar prestatario por </text:span><text:span text:style-name="T14">pré</text:span><text:span text:style-name="T17">s</text:span><text:span text:style-name="T14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69">Pre-condiciones:</text:p>
            <text:p text:style-name="P69">estar logueado como usuario</text:p>
            <text:p text:style-name="P7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69">Post-condiciones: </text:p>
            <text:p text:style-name="P69">se <text:span text:style-name="T8">muestra lista de</text:span> prestatario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list text:style-name="L7">
              <text:list-header>
                <text:p text:style-name="P72">Pasos realizados  (ruta principal):</text:p>
              </text:list-header>
              <text:list-item>
                <text:p text:style-name="P73">apartado prestatario</text:p>
              </text:list-item>
              <text:list-item>
                <text:p text:style-name="P73">presionar <text:span text:style-name="T5">listar</text:span> prestatario <text:span text:style-name="T12">por </text:span><text:span text:style-name="T14">préstamo</text:span></text:p>
              </text:list-item>
              <text:list-item>
                <text:p text:style-name="P74">recuperar prestamos</text:p>
                <text:list>
                  <text:list-item>
                    <text:p text:style-name="P75">lista vacia</text:p>
                  </text:list-item>
                  <text:list-item>
                    <text:p text:style-name="P75">informar lista vacia</text:p>
                  </text:list-item>
                </text:list>
              </text:list-item>
              <text:list-item>
                <text:p text:style-name="P76">mostrar <text:span text:style-name="T14">listado de prestamos</text:span></text:p>
              </text:list-item>
              <text:list-item>
                <text:p text:style-name="P77">seleccionar un préstamo</text:p>
              </text:list-item>
              <text:list-item>
                <text:p text:style-name="P78">confirmar <text:span text:style-name="T14">selección</text:span></text:p>
              </text:list-item>
              <text:list-item>
                <text:p text:style-name="P76">recuperar listado de prestatario que coincida</text:p>
                <text:list>
                  <text:list-item>
                    <text:p text:style-name="P79">lista vacia</text:p>
                  </text:list-item>
                  <text:list-item>
                    <text:p text:style-name="P79">informar lista vacia</text:p>
                  </text:list-item>
                </text:list>
              </text:list-item>
              <text:list-item>
                <text:p text:style-name="P7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80">Información para los pasos:</text:p>
            <text:p text:style-name="P81"><text:span text:style-name="T4"/>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6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2"/>
      <text:p text:style-name="P83">Garante</text:p>
      <text:p text:style-name="P84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85">Sistema: sistema de prestamos</text:p>
          </table:table-cell>
          <table:table-cell table:style-name="Table8.A1" table:number-columns-spanned="4" office:value-type="string">
            <text:p text:style-name="P85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86"/>
          </table:table-cell>
        </table:table-row>
        <table:table-row>
          <table:table-cell table:style-name="Table8.A1" table:number-columns-spanned="3" office:value-type="string">
            <text:p text:style-name="P85">Nombre caso de uso: alta <text:span text:style-name="T18">garante</text:span></text:p>
          </table:table-cell>
          <table:covered-table-cell/>
          <table:covered-table-cell/>
          <table:table-cell table:style-name="Table8.A1" table:number-columns-spanned="3" office:value-type="string">
            <text:p text:style-name="P85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85">Actor: usuario</text:p>
          </table:table-cell>
          <table:covered-table-cell/>
          <table:table-cell table:style-name="Table8.A1" table:number-columns-spanned="4" office:value-type="string">
            <text:p text:style-name="P8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5">Descripción:</text:p>
            <text:p text:style-name="P85">alta <text:span text:style-name="T18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5">Pre-condiciones:</text:p>
            <text:p text:style-name="P8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5">Post-condiciones: </text:p>
            <text:p text:style-name="P85">se da de alta un <text:span text:style-name="T18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85">Pasos realizados  (ruta principal):</text:p>
            <text:list text:style-name="L8">
              <text:list-item>
                <text:p text:style-name="P87">apartado <text:span text:style-name="T18">garante</text:span></text:p>
              </text:list-item>
              <text:list-item>
                <text:p text:style-name="P87">presionar alta <text:span text:style-name="T18">garante</text:span></text:p>
              </text:list-item>
              <text:list-item>
                <text:p text:style-name="P87">sistema muestra el formulario</text:p>
              </text:list-item>
              <text:list-item>
                <text:p text:style-name="P87">completar formulario</text:p>
              </text:list-item>
              <text:list-item>
                <text:p text:style-name="P87">confirmar formulario</text:p>
              </text:list-item>
              <text:list-item>
                <text:p text:style-name="P88">validar datos</text:p>
                <text:list>
                  <text:list-item>
                    <text:p text:style-name="P88">datos invalidos</text:p>
                  </text:list-item>
                  <text:list-item>
                    <text:p text:style-name="P88">informar error</text:p>
                  </text:list-item>
                  <text:list-item>
                    <text:p text:style-name="P88">volver al formulario</text:p>
                  </text:list-item>
                </text:list>
              </text:list-item>
              <text:list-item>
                <text:p text:style-name="P89">alta <text:span text:style-name="T18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90">Información para los pasos:</text:p>
            <text:p text:style-name="P91"><text:span text:style-name="T19">4.</text:span><text:span text:style-name="T20">nombre</text:span><text:span text:style-name="T19">, </text:span><text:span text:style-name="T20">apellido</text:span><text:span text:style-name="T19">, </text:span><text:span text:style-name="T20">dni</text:span><text:span text:style-name="T19">, </text:span><text:span text:style-name="T20">direccion</text:span><text:span text:style-name="T19">, </text:span><text:span text:style-name="T20">telefono</text:span><text:span text:style-name="T19">, </text:span><text:span text:style-name="T20">email</text:span><text:span text:style-name="T19">, fecha_alta, </text:span><text:span text:style-name="T21">relacion_con_prestatario, ingreso_anual, garantia_descripcion, garantia_valor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8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2"/>
      <text:p text:style-name="P93"><text:bookmark text:name="docs-internal-guid-cf44289e-7fff-f5e7-ae53-7aa904d060b0 Copy 1 Copy 2"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94">Sistema: sistema de prestamos</text:p>
          </table:table-cell>
          <table:table-cell table:style-name="Table10.A1" table:number-columns-spanned="4" office:value-type="string">
            <text:p text:style-name="P94">Módulo: </text:p>
          </table:table-cell>
          <table:covered-table-cell/>
          <table:covered-table-cell/>
          <table:covered-table-cell/>
          <table:table-cell table:style-name="Table10.A1" office:value-type="string">
            <text:p text:style-name="P95"/>
          </table:table-cell>
        </table:table-row>
        <table:table-row>
          <table:table-cell table:style-name="Table10.A1" table:number-columns-spanned="3" office:value-type="string">
            <text:p text:style-name="P94">Nombre caso de uso: <text:span text:style-name="T5">baja</text:span> <text:span text:style-name="T22">garante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94">ID: </text:p>
          </table:table-cell>
          <table:covered-table-cell/>
          <table:covered-table-cell/>
        </table:table-row>
        <table:table-row>
          <table:table-cell table:style-name="Table10.A1" table:number-columns-spanned="2" office:value-type="string">
            <text:p text:style-name="P94">Actor: usuario</text:p>
          </table:table-cell>
          <table:covered-table-cell/>
          <table:table-cell table:style-name="Table10.A1" table:number-columns-spanned="4" office:value-type="string">
            <text:p text:style-name="P9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4">Descripción:</text:p>
            <text:p text:style-name="P94"><text:span text:style-name="T6">baja</text:span> <text:span text:style-name="T22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4">Pre-condiciones:</text:p>
            <text:p text:style-name="P94">estar logueado como usuario</text:p>
            <text:p text:style-name="P24"><text:span text:style-name="T22">garante</text:span> exsitente</text:p>
            <text:p text:style-name="P24"><text:span text:style-name="T7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4">Post-condiciones: </text:p>
            <text:p text:style-name="P94">se da de <text:span text:style-name="T8">baja</text:span> un <text:span text:style-name="T22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7" table:number-columns-spanned="4" office:value-type="string">
            <text:p text:style-name="P94">Pasos realizados  (ruta principal):</text:p>
            <text:list text:style-name="L9">
              <text:list-item>
                <text:p text:style-name="P96">apartado <text:span text:style-name="T22">garante</text:span></text:p>
              </text:list-item>
              <text:list-item>
                <text:p text:style-name="P96">presionar <text:span text:style-name="T5">listar</text:span> <text:span text:style-name="T22">garante</text:span></text:p>
              </text:list-item>
              <text:list-item>
                <text:p text:style-name="P97">recuperar garantes</text:p>
                <text:list>
                  <text:list-item>
                    <text:p text:style-name="P98">lista vacia</text:p>
                  </text:list-item>
                  <text:list-item>
                    <text:p text:style-name="P98">informar lista vacia</text:p>
                  </text:list-item>
                </text:list>
              </text:list-item>
              <text:list-item>
                <text:p text:style-name="P96">muestra<text:span text:style-name="T23">r</text:span> <text:span text:style-name="T5">listado de </text:span><text:span text:style-name="T22">garante</text:span><text:span text:style-name="T5">s</text:span></text:p>
              </text:list-item>
              <text:list-item>
                <text:p text:style-name="P99">presionar botón baja de un <text:span text:style-name="T22">garante</text:span></text:p>
              </text:list-item>
              <text:list-item>
                <text:p text:style-name="P100">validar que no haya prestamos asociados</text:p>
                <text:list>
                  <text:list-item>
                    <text:p text:style-name="P100">existen prestamos asociados</text:p>
                  </text:list-item>
                  <text:list-item>
                    <text:p text:style-name="P100">informar error</text:p>
                  </text:list-item>
                </text:list>
              </text:list-item>
              <text:list-item>
                <text:p text:style-name="P96"><text:span text:style-name="T5">baja </text:span><text:span text:style-name="T22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0.A7" table:number-columns-spanned="2" office:value-type="string">
            <text:p text:style-name="P101">Información para los pasos:</text:p>
            <text:p text:style-name="P102"><text:span text:style-name="T4"/></text:p>
          </table:table-cell>
          <table:covered-table-cell/>
        </table:table-row>
        <table:table-row>
          <table:table-cell table:style-name="Table10.A1" table:number-columns-spanned="6" office:value-type="string">
            <text:p text:style-name="P9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3"/>
      <text:p text:style-name="P104"><text:bookmark text:name="docs-internal-guid-cf44289e-7fff-f5e7-ae53-7aa904d060b0 Copy 1 Copy 1 Copy 2"/>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94">Sistema: sistema de prestamos</text:p>
          </table:table-cell>
          <table:table-cell table:style-name="Table11.A1" table:number-columns-spanned="4" office:value-type="string">
            <text:p text:style-name="P94">Módulo: </text:p>
          </table:table-cell>
          <table:covered-table-cell/>
          <table:covered-table-cell/>
          <table:covered-table-cell/>
          <table:table-cell table:style-name="Table11.A1" office:value-type="string">
            <text:p text:style-name="P95"/>
          </table:table-cell>
        </table:table-row>
        <table:table-row>
          <table:table-cell table:style-name="Table11.A1" table:number-columns-spanned="3" office:value-type="string">
            <text:p text:style-name="P94">Nombre caso de uso: <text:span text:style-name="T9">modificacion </text:span><text:span text:style-name="T22">garante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94">ID: </text:p>
          </table:table-cell>
          <table:covered-table-cell/>
          <table:covered-table-cell/>
        </table:table-row>
        <table:table-row>
          <table:table-cell table:style-name="Table11.A1" table:number-columns-spanned="2" office:value-type="string">
            <text:p text:style-name="P94">Actor: usuario</text:p>
          </table:table-cell>
          <table:covered-table-cell/>
          <table:table-cell table:style-name="Table11.A1" table:number-columns-spanned="4" office:value-type="string">
            <text:p text:style-name="P9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4">Descripción:</text:p>
            <text:p text:style-name="P94"><text:span text:style-name="T9">modificacion</text:span> <text:span text:style-name="T22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4">Pre-condiciones:</text:p>
            <text:p text:style-name="P94">estar logueado como usuario</text:p>
            <text:p text:style-name="P24"><text:span text:style-name="T22">garante</text:span> exsit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4">Post-condiciones: </text:p>
            <text:p text:style-name="P94">se <text:span text:style-name="T8">modifica</text:span> un <text:span text:style-name="T22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7" table:number-columns-spanned="4" office:value-type="string">
            <text:p text:style-name="P94">Pasos realizados  (ruta principal):</text:p>
            <text:list text:style-name="L10">
              <text:list-item>
                <text:p text:style-name="P105">apartado <text:span text:style-name="T22">garante</text:span></text:p>
              </text:list-item>
              <text:list-item>
                <text:p text:style-name="P105">presionar <text:span text:style-name="T5">listar</text:span> <text:span text:style-name="T22">garante</text:span></text:p>
              </text:list-item>
              <text:list-item>
                <text:p text:style-name="P106">recuperar garantes</text:p>
                <text:list>
                  <text:list-item>
                    <text:p text:style-name="P107">lista vacia</text:p>
                  </text:list-item>
                  <text:list-item>
                    <text:p text:style-name="P107">informar lista vacia</text:p>
                  </text:list-item>
                </text:list>
              </text:list-item>
              <text:list-item>
                <text:p text:style-name="P108"><text:span text:style-name="T24">muestra</text:span><text:span text:style-name="T25">r</text:span><text:span text:style-name="T24"> </text:span><text:span text:style-name="T26">listado de </text:span><text:span text:style-name="T27">garante</text:span><text:span text:style-name="T26">s</text:span></text:p>
              </text:list-item>
              <text:list-item>
                <text:p text:style-name="P109">presionar botón <text:span text:style-name="T9">modificar</text:span> de un <text:span text:style-name="T22">garante</text:span></text:p>
              </text:list-item>
              <text:list-item>
                <text:p text:style-name="P110">recuperar datos del <text:span text:style-name="T22">garante</text:span></text:p>
              </text:list-item>
              <text:list-item>
                <text:p text:style-name="P111">mostrar formulario de modificación <text:span text:style-name="T11">con los datos</text:span></text:p>
              </text:list-item>
              <text:list-item>
                <text:p text:style-name="P111"><text:span text:style-name="T11">modificar</text:span> formulario</text:p>
              </text:list-item>
              <text:list-item>
                <text:p text:style-name="P111">confirmar formulario</text:p>
              </text:list-item>
              <text:list-item>
                <text:p text:style-name="P112">validar datos</text:p>
                <text:list>
                  <text:list-item>
                    <text:p text:style-name="P112">datos invalidos</text:p>
                  </text:list-item>
                  <text:list-item>
                    <text:p text:style-name="P112">informar error</text:p>
                  </text:list-item>
                </text:list>
              </text:list-item>
              <text:list-item>
                <text:p text:style-name="P105"><text:span text:style-name="T9">modificar </text:span><text:span text:style-name="T22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1.A7" table:number-columns-spanned="2" office:value-type="string">
            <text:p text:style-name="P101">Información para los pasos:</text:p>
            <text:p text:style-name="P113"><text:span text:style-name="T4">8.nombre, apellido, dni, direccion, telefono, email, fecha_alta, </text:span><text:span text:style-name="T28">relacion_con_prestatario, ingreso_anual, garantia_descripcion, garantia_valor</text:span></text:p>
          </table:table-cell>
          <table:covered-table-cell/>
        </table:table-row>
        <table:table-row>
          <table:table-cell table:style-name="Table11.A1" table:number-columns-spanned="6" office:value-type="string">
            <text:p text:style-name="P9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3"><text:line-break/></text:p>
      <text:p text:style-name="P114"><text:bookmark text:name="docs-internal-guid-cf44289e-7fff-f5e7-ae53-7aa904d060b0 Copy 1 Copy 1 Copy 1 Copy 4"/>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115">Sistema: sistema de prestamos</text:p>
          </table:table-cell>
          <table:table-cell table:style-name="Table9.A1" table:number-columns-spanned="4" office:value-type="string">
            <text:p text:style-name="P115">Módulo: </text:p>
          </table:table-cell>
          <table:covered-table-cell/>
          <table:covered-table-cell/>
          <table:covered-table-cell/>
          <table:table-cell table:style-name="Table9.A1" office:value-type="string">
            <text:p text:style-name="P116"/>
          </table:table-cell>
        </table:table-row>
        <table:table-row>
          <table:table-cell table:style-name="Table9.A1" table:number-columns-spanned="3" office:value-type="string">
            <text:p text:style-name="P115">Nombre caso de uso: <text:span text:style-name="T12">listar </text:span><text:span text:style-name="T29">garante</text:span><text:span text:style-name="T12"> por id</text:span></text:p>
          </table:table-cell>
          <table:covered-table-cell/>
          <table:covered-table-cell/>
          <table:table-cell table:style-name="Table9.A1" table:number-columns-spanned="3" office:value-type="string">
            <text:p text:style-name="P115">ID: </text:p>
          </table:table-cell>
          <table:covered-table-cell/>
          <table:covered-table-cell/>
        </table:table-row>
        <table:table-row>
          <table:table-cell table:style-name="Table9.A1" table:number-columns-spanned="2" office:value-type="string">
            <text:p text:style-name="P115">Actor: usuario</text:p>
          </table:table-cell>
          <table:covered-table-cell/>
          <table:table-cell table:style-name="Table9.A1" table:number-columns-spanned="4" office:value-type="string">
            <text:p text:style-name="P11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5">Descripción:</text:p>
            <text:p text:style-name="P115"><text:span text:style-name="T12">listar </text:span><text:span text:style-name="T29">garante</text:span><text:span text:style-name="T12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5">Pre-condiciones:</text:p>
            <text:p text:style-name="P11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5">Post-condiciones: </text:p>
            <text:p text:style-name="P115">se <text:span text:style-name="T8">muestra lista de </text:span><text:span text:style-name="T29">garante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7" table:number-columns-spanned="4" office:value-type="string">
            <text:p text:style-name="P115">Pasos realizados  (ruta principal):</text:p>
            <text:list text:style-name="L11">
              <text:list-item>
                <text:p text:style-name="P117">apartado <text:span text:style-name="T29">garante</text:span></text:p>
              </text:list-item>
              <text:list-item>
                <text:p text:style-name="P117">presionar <text:span text:style-name="T5">listar</text:span> <text:span text:style-name="T29">garante</text:span> <text:span text:style-name="T12">por id</text:span></text:p>
              </text:list-item>
              <text:list-item>
                <text:p text:style-name="P118">mostrar formulario</text:p>
              </text:list-item>
              <text:list-item>
                <text:p text:style-name="P118">ingresar id</text:p>
              </text:list-item>
              <text:list-item>
                <text:p text:style-name="P119">confirmar formulario</text:p>
              </text:list-item>
              <text:list-item>
                <text:p text:style-name="P120">validar datos</text:p>
                <text:list>
                  <text:list-item>
                    <text:p text:style-name="P120">datos invalidos</text:p>
                  </text:list-item>
                  <text:list-item>
                    <text:p text:style-name="P120">informar error</text:p>
                  </text:list-item>
                </text:list>
              </text:list-item>
              <text:list-item>
                <text:p text:style-name="P118">recuperar listado de <text:span text:style-name="T29">garante</text:span> que coincida</text:p>
                <text:list>
                  <text:list-item>
                    <text:p text:style-name="P120">lista vacia</text:p>
                  </text:list-item>
                  <text:list-item>
                    <text:p text:style-name="P120">informar lista vacia</text:p>
                  </text:list-item>
                </text:list>
              </text:list-item>
              <text:list-item>
                <text:p text:style-name="P118">mostrar listado</text:p>
              </text:list-item>
            </text:list>
          </table:table-cell>
          <table:covered-table-cell/>
          <table:covered-table-cell/>
          <table:covered-table-cell/>
          <table:table-cell table:style-name="Table9.A7" table:number-columns-spanned="2" office:value-type="string">
            <text:p text:style-name="P121">Información para los pasos:</text:p>
            <text:p text:style-name="P122">4. id</text:p>
          </table:table-cell>
          <table:covered-table-cell/>
        </table:table-row>
        <table:table-row>
          <table:table-cell table:style-name="Table9.A1" table:number-columns-spanned="6" office:value-type="string">
            <text:p text:style-name="P11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3"/>
      <text:p text:style-name="P124"><text:bookmark text:name="docs-internal-guid-cf44289e-7fff-f5e7-ae53-7aa904d060b0 Copy 1 Copy 1 Copy 1 Copy 1 Copy 1"/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25">Sistema: sistema de prestamos</text:p>
          </table:table-cell>
          <table:table-cell table:style-name="Table12.A1" table:number-columns-spanned="4" office:value-type="string">
            <text:p text:style-name="P125">Módulo: </text:p>
          </table:table-cell>
          <table:covered-table-cell/>
          <table:covered-table-cell/>
          <table:covered-table-cell/>
          <table:table-cell table:style-name="Table12.A1" office:value-type="string">
            <text:p text:style-name="P126"/>
          </table:table-cell>
        </table:table-row>
        <table:table-row>
          <table:table-cell table:style-name="Table12.A1" table:number-columns-spanned="3" office:value-type="string">
            <text:p text:style-name="P125">Nombre caso de uso: <text:span text:style-name="T12">listar </text:span><text:span text:style-name="T30">garante</text:span><text:span text:style-name="T12"> por </text:span><text:span text:style-name="T13">dni</text:span></text:p>
          </table:table-cell>
          <table:covered-table-cell/>
          <table:covered-table-cell/>
          <table:table-cell table:style-name="Table12.A1" table:number-columns-spanned="3" office:value-type="string">
            <text:p text:style-name="P125">ID: </text:p>
          </table:table-cell>
          <table:covered-table-cell/>
          <table:covered-table-cell/>
        </table:table-row>
        <table:table-row>
          <table:table-cell table:style-name="Table12.A1" table:number-columns-spanned="2" office:value-type="string">
            <text:p text:style-name="P125">Actor: usuario</text:p>
          </table:table-cell>
          <table:covered-table-cell/>
          <table:table-cell table:style-name="Table12.A1" table:number-columns-spanned="4" office:value-type="string">
            <text:p text:style-name="P12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5">Descripción:</text:p>
            <text:p text:style-name="P125"><text:span text:style-name="T12">listar </text:span><text:span text:style-name="T30">garante</text:span><text:span text:style-name="T12"> por </text:span><text:span text:style-name="T13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5">Pre-condiciones:</text:p>
            <text:p text:style-name="P12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5">Post-condiciones: </text:p>
            <text:p text:style-name="P125">se <text:span text:style-name="T8">muestra lista de</text:span> <text:span text:style-name="T30">garante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7" table:number-columns-spanned="4" office:value-type="string">
            <text:p text:style-name="P125">Pasos realizados  (ruta principal):</text:p>
            <text:list text:style-name="L12">
              <text:list-item>
                <text:p text:style-name="P127">apartado <text:s/><text:span text:style-name="T30">garante</text:span></text:p>
              </text:list-item>
              <text:list-item>
                <text:p text:style-name="P127">presionar <text:span text:style-name="T5">listar</text:span> <text:span text:style-name="T30">garante</text:span> <text:span text:style-name="T12">por </text:span><text:span text:style-name="T14">dni</text:span></text:p>
              </text:list-item>
              <text:list-item>
                <text:p text:style-name="P128">mostrar formulario</text:p>
              </text:list-item>
              <text:list-item>
                <text:p text:style-name="P128">ingresar <text:span text:style-name="T13">dni</text:span></text:p>
              </text:list-item>
              <text:list-item>
                <text:p text:style-name="P129">confirmar formulario</text:p>
              </text:list-item>
              <text:list-item>
                <text:p text:style-name="P130">validar datos</text:p>
                <text:list>
                  <text:list-item>
                    <text:p text:style-name="P130">datos invalidos</text:p>
                  </text:list-item>
                  <text:list-item>
                    <text:p text:style-name="P130">informar error</text:p>
                  </text:list-item>
                  <text:list-item>
                    <text:p text:style-name="P131"><text:span text:style-name="T31">volver al formulario</text:span></text:p>
                  </text:list-item>
                </text:list>
              </text:list-item>
              <text:list-item>
                <text:p text:style-name="P128">recuperar listado de <text:span text:style-name="T30">garante</text:span> que coincida</text:p>
                <text:list>
                  <text:list-item>
                    <text:p text:style-name="P132">lista vacia</text:p>
                  </text:list-item>
                  <text:list-item>
                    <text:p text:style-name="P132">informar lista vacia</text:p>
                  </text:list-item>
                </text:list>
              </text:list-item>
              <text:list-item>
                <text:p text:style-name="P128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2.A7" table:number-columns-spanned="2" office:value-type="string">
            <text:p text:style-name="P133">Información para los pasos:</text:p>
            <text:p text:style-name="P134"><text:span text:style-name="T4">4. </text:span><text:span text:style-name="T15">dni</text:span></text:p>
          </table:table-cell>
          <table:covered-table-cell/>
        </table:table-row>
        <table:table-row>
          <table:table-cell table:style-name="Table12.A1" table:number-columns-spanned="6" office:value-type="string">
            <text:p text:style-name="P12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24"><text:bookmark text:name="docs-internal-guid-cf44289e-7fff-f5e7-ae53-7aa904d060b0 Copy 1 Copy 1 Copy 1 Copy 2 Copy 2"/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25">Sistema: sistema de prestamos</text:p>
          </table:table-cell>
          <table:table-cell table:style-name="Table13.A1" table:number-columns-spanned="4" office:value-type="string">
            <text:p text:style-name="P125">Módulo: </text:p>
          </table:table-cell>
          <table:covered-table-cell/>
          <table:covered-table-cell/>
          <table:covered-table-cell/>
          <table:table-cell table:style-name="Table13.A1" office:value-type="string">
            <text:p text:style-name="P126"/>
          </table:table-cell>
        </table:table-row>
        <table:table-row>
          <table:table-cell table:style-name="Table13.A1" table:number-columns-spanned="3" office:value-type="string">
            <text:p text:style-name="P125">Nombre caso de uso: <text:span text:style-name="T12">listar </text:span><text:span text:style-name="T30">garante</text:span><text:span text:style-name="T12"> por </text:span><text:span text:style-name="T8">apellido y nombre</text:span></text:p>
          </table:table-cell>
          <table:covered-table-cell/>
          <table:covered-table-cell/>
          <table:table-cell table:style-name="Table13.A1" table:number-columns-spanned="3" office:value-type="string">
            <text:p text:style-name="P125">ID: </text:p>
          </table:table-cell>
          <table:covered-table-cell/>
          <table:covered-table-cell/>
        </table:table-row>
        <table:table-row>
          <table:table-cell table:style-name="Table13.A1" table:number-columns-spanned="2" office:value-type="string">
            <text:p text:style-name="P125">Actor: usuario</text:p>
          </table:table-cell>
          <table:covered-table-cell/>
          <table:table-cell table:style-name="Table13.A1" table:number-columns-spanned="4" office:value-type="string">
            <text:p text:style-name="P12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5">Descripción:</text:p>
            <text:p text:style-name="P125"><text:span text:style-name="T12">listar </text:span><text:span text:style-name="T30">garante</text:span><text:span text:style-name="T12"> por </text:span><text:span text:style-name="T8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5">Pre-condiciones:</text:p>
            <text:p text:style-name="P12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5">Post-condiciones: </text:p>
            <text:p text:style-name="P125">se <text:span text:style-name="T8">muestra lista de</text:span> <text:span text:style-name="T30">garante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7" table:number-columns-spanned="4" office:value-type="string">
            <text:p text:style-name="P125">Pasos realizados  (ruta principal):</text:p>
            <text:list text:style-name="L13">
              <text:list-item>
                <text:p text:style-name="P136">apartado <text:s/><text:span text:style-name="T30">garante</text:span></text:p>
              </text:list-item>
              <text:list-item>
                <text:p text:style-name="P136">presionar <text:span text:style-name="T5">listar</text:span> <text:span text:style-name="T30">garante</text:span> <text:span text:style-name="T12">por </text:span><text:span text:style-name="T14">nombre y apellido</text:span></text:p>
              </text:list-item>
              <text:list-item>
                <text:p text:style-name="P137">mostrar formulario</text:p>
              </text:list-item>
              <text:list-item>
                <text:p text:style-name="P137">ingresar <text:span text:style-name="T8">nombre y apellido</text:span></text:p>
              </text:list-item>
              <text:list-item>
                <text:p text:style-name="P138">confirmar formulario</text:p>
              </text:list-item>
              <text:list-item>
                <text:p text:style-name="P139">validar datos</text:p>
                <text:list>
                  <text:list-item>
                    <text:p text:style-name="P139">datos invalidos</text:p>
                  </text:list-item>
                  <text:list-item>
                    <text:p text:style-name="P139">informar error</text:p>
                  </text:list-item>
                </text:list>
              </text:list-item>
              <text:list-item>
                <text:p text:style-name="P137">recuperar listado de <text:span text:style-name="T30">garante</text:span> que coincida</text:p>
                <text:list>
                  <text:list-item>
                    <text:p text:style-name="P139">lista vacia</text:p>
                  </text:list-item>
                  <text:list-item>
                    <text:p text:style-name="P139">informar lista vacia</text:p>
                  </text:list-item>
                </text:list>
              </text:list-item>
              <text:list-item>
                <text:p text:style-name="P13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3.A7" table:number-columns-spanned="2" office:value-type="string">
            <text:p text:style-name="P133">Información para los pasos:</text:p>
            <text:p text:style-name="P134"><text:span text:style-name="T4">4. </text:span><text:span text:style-name="T16">nombre,apellido</text:span></text:p>
          </table:table-cell>
          <table:covered-table-cell/>
        </table:table-row>
        <table:table-row>
          <table:table-cell table:style-name="Table13.A1" table:number-columns-spanned="6" office:value-type="string">
            <text:p text:style-name="P12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24"><text:bookmark text:name="docs-internal-guid-cf44289e-7fff-f5e7-ae53-7aa904d060b0 Copy 1 Copy 1 Copy 1 Copy 2 Copy 1 Copy 1"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25">Sistema: sistema de prestamos</text:p>
          </table:table-cell>
          <table:table-cell table:style-name="Table14.A1" table:number-columns-spanned="4" office:value-type="string">
            <text:p text:style-name="P125">Módulo: </text:p>
          </table:table-cell>
          <table:covered-table-cell/>
          <table:covered-table-cell/>
          <table:covered-table-cell/>
          <table:table-cell table:style-name="Table14.A1" office:value-type="string">
            <text:p text:style-name="P126"/>
          </table:table-cell>
        </table:table-row>
        <table:table-row>
          <table:table-cell table:style-name="Table14.A1" table:number-columns-spanned="3" office:value-type="string">
            <text:p text:style-name="P125">Nombre caso de uso: <text:span text:style-name="T12">listar </text:span><text:span text:style-name="T30">garante</text:span><text:span text:style-name="T12"> por </text:span><text:span text:style-name="T14">préstamo</text:span></text:p>
          </table:table-cell>
          <table:covered-table-cell/>
          <table:covered-table-cell/>
          <table:table-cell table:style-name="Table14.A1" table:number-columns-spanned="3" office:value-type="string">
            <text:p text:style-name="P125">ID: </text:p>
          </table:table-cell>
          <table:covered-table-cell/>
          <table:covered-table-cell/>
        </table:table-row>
        <table:table-row>
          <table:table-cell table:style-name="Table14.A1" table:number-columns-spanned="2" office:value-type="string">
            <text:p text:style-name="P125">Actor: usuario</text:p>
          </table:table-cell>
          <table:covered-table-cell/>
          <table:table-cell table:style-name="Table14.A1" table:number-columns-spanned="4" office:value-type="string">
            <text:p text:style-name="P12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5">Descripción:</text:p>
            <text:p text:style-name="P125"><text:span text:style-name="T12">listar </text:span><text:span text:style-name="T30">garante</text:span><text:span text:style-name="T12"> por </text:span><text:span text:style-name="T14">pré</text:span><text:span text:style-name="T17">s</text:span><text:span text:style-name="T14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5">Pre-condiciones:</text:p>
            <text:p text:style-name="P125">estar logueado como usuario</text:p>
            <text:p text:style-name="P7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5">Post-condiciones: </text:p>
            <text:p text:style-name="P125">se <text:span text:style-name="T8">muestra lista de</text:span> <text:span text:style-name="T30">garante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7" table:number-columns-spanned="4" office:value-type="string">
            <text:p text:style-name="P125">Pasos realizados  (ruta principal):</text:p>
            <text:list text:style-name="L14">
              <text:list-item>
                <text:p text:style-name="P140">apartado <text:s/><text:span text:style-name="T30">garante</text:span></text:p>
              </text:list-item>
              <text:list-item>
                <text:p text:style-name="P140">presionar <text:span text:style-name="T5">listar</text:span> <text:span text:style-name="T30">garante</text:span> <text:span text:style-name="T12">por </text:span><text:span text:style-name="T14">préstamo</text:span></text:p>
              </text:list-item>
              <text:list-item>
                <text:p text:style-name="P141">recuperar listado de prestamos</text:p>
                <text:list>
                  <text:list-item>
                    <text:p text:style-name="P142">lista vacia</text:p>
                  </text:list-item>
                  <text:list-item>
                    <text:p text:style-name="P142">informar lista vacia</text:p>
                  </text:list-item>
                </text:list>
              </text:list-item>
              <text:list-item>
                <text:p text:style-name="P143">mostrar <text:span text:style-name="T14">listado de prestamos</text:span></text:p>
              </text:list-item>
              <text:list-item>
                <text:p text:style-name="P141">seleccionar un préstamo</text:p>
              </text:list-item>
              <text:list-item>
                <text:p text:style-name="P144">confirmar <text:span text:style-name="T14">selección</text:span></text:p>
              </text:list-item>
              <text:list-item>
                <text:p text:style-name="P143">recuperar listado de <text:span text:style-name="T30">garante</text:span> que coincida</text:p>
                <text:list>
                  <text:list-item>
                    <text:p text:style-name="P142">lista vacia</text:p>
                  </text:list-item>
                  <text:list-item>
                    <text:p text:style-name="P142">informar lista vacia</text:p>
                  </text:list-item>
                </text:list>
              </text:list-item>
              <text:list-item>
                <text:p text:style-name="P14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4.A7" table:number-columns-spanned="2" office:value-type="string">
            <text:p text:style-name="P133">Información para los pasos:</text:p>
            <text:p text:style-name="P134"><text:span text:style-name="T4"/></text:p>
          </table:table-cell>
          <table:covered-table-cell/>
        </table:table-row>
        <table:table-row>
          <table:table-cell table:style-name="Table14.A1" table:number-columns-spanned="6" office:value-type="string">
            <text:p text:style-name="P12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45">Préstamo</text:p>
      <text:p text:style-name="P146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47">Sistema: sistema de prestamos</text:p>
          </table:table-cell>
          <table:table-cell table:style-name="Table15.A1" table:number-columns-spanned="4" office:value-type="string">
            <text:p text:style-name="P147">Módulo: </text:p>
          </table:table-cell>
          <table:covered-table-cell/>
          <table:covered-table-cell/>
          <table:covered-table-cell/>
          <table:table-cell table:style-name="Table15.A1" office:value-type="string">
            <text:p text:style-name="P148"/>
          </table:table-cell>
        </table:table-row>
        <table:table-row>
          <table:table-cell table:style-name="Table15.A1" table:number-columns-spanned="3" office:value-type="string">
            <text:p text:style-name="P147">Nombre caso de uso: alta <text:span text:style-name="T32">préstamo</text:span></text:p>
          </table:table-cell>
          <table:covered-table-cell/>
          <table:covered-table-cell/>
          <table:table-cell table:style-name="Table15.A1" table:number-columns-spanned="3" office:value-type="string">
            <text:p text:style-name="P147">ID: 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147">Actor: usuario</text:p>
          </table:table-cell>
          <table:covered-table-cell/>
          <table:table-cell table:style-name="Table15.A1" table:number-columns-spanned="4" office:value-type="string">
            <text:p text:style-name="P14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Descripción:</text:p>
            <text:p text:style-name="P147">alta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Pre-condiciones:</text:p>
            <text:p text:style-name="P147">estar logueado como usuario</text:p>
            <text:p text:style-name="P71">prestatario existente en la base de datos</text:p>
            <text:p text:style-name="P71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Post-condiciones: </text:p>
            <text:p text:style-name="P147">se da de alta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147">Pasos realizados  (ruta principal):</text:p>
            <text:list text:style-name="L15">
              <text:list-item>
                <text:p text:style-name="P149">apartado <text:span text:style-name="T32">préstamo</text:span></text:p>
              </text:list-item>
              <text:list-item>
                <text:p text:style-name="P149">presionar alta <text:span text:style-name="T32">préstamo</text:span></text:p>
              </text:list-item>
              <text:list-item>
                <text:p text:style-name="P150"><text:span text:style-name="T33">recuperar listado de </text:span><text:span text:style-name="T34">prestatarios</text:span></text:p>
                <text:list>
                  <text:list-item>
                    <text:p text:style-name="P151">lista vacia</text:p>
                  </text:list-item>
                  <text:list-item>
                    <text:p text:style-name="P151">informar lista vacia</text:p>
                  </text:list-item>
                </text:list>
              </text:list-item>
              <text:list-item>
                <text:p text:style-name="P152">recuperar listado de <text:span text:style-name="T32">garantes</text:span></text:p>
                <text:list>
                  <text:list-item>
                    <text:p text:style-name="P151">lista vacia</text:p>
                  </text:list-item>
                  <text:list-item>
                    <text:p text:style-name="P151">informar lista vacia</text:p>
                  </text:list-item>
                </text:list>
              </text:list-item>
              <text:list-item>
                <text:p text:style-name="P149">sistema muestra el formulario</text:p>
              </text:list-item>
              <text:list-item>
                <text:p text:style-name="P153">seleccionar un prestatario de la lista</text:p>
              </text:list-item>
              <text:list-item>
                <text:p text:style-name="P153">seleccionar un garante de la lista</text:p>
              </text:list-item>
              <text:list-item>
                <text:p text:style-name="P149">completar formulario</text:p>
              </text:list-item>
              <text:list-item>
                <text:p text:style-name="P149">confirmar formulario</text:p>
              </text:list-item>
              <text:list-item>
                <text:p text:style-name="P154">validar datos</text:p>
                <text:list>
                  <text:list-item>
                    <text:p text:style-name="P154">datos invalidos</text:p>
                  </text:list-item>
                  <text:list-item>
                    <text:p text:style-name="P154">informar error</text:p>
                  </text:list-item>
                  <text:list-item>
                    <text:p text:style-name="P154">volver al formulario</text:p>
                  </text:list-item>
                </text:list>
              </text:list-item>
              <text:list-item>
                <text:p text:style-name="P149">alta <text:span text:style-name="T32">pre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5.E7" table:number-columns-spanned="2" office:value-type="string">
            <text:p text:style-name="P155">Información para los pasos:</text:p>
            <text:p text:style-name="P156"><text:span text:style-name="T35">10. </text:span><text:span text:style-name="T21">monto, moned</text:span><text:span text:style-name="T36">a, </text:span><text:span text:style-name="T21">tasa_interes_mensual, cuotas_totales, cuotas_restantes, monto_cuota, saldo_restante, </text:span><text:span text:style-name="T36">prestatario, garante</text:span></text:p>
          </table:table-cell>
          <table:covered-table-cell/>
        </table:table-row>
        <table:table-row>
          <table:table-cell table:style-name="Table15.A1" table:number-columns-spanned="6" office:value-type="string">
            <text:p text:style-name="P14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7"/>
      <text:p text:style-name="P158"><text:bookmark text:name="docs-internal-guid-cf44289e-7fff-f5e7-ae53-7aa904d060b0 Copy 1 Copy 2 Copy 1"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59">Sistema: sistema de prestamos</text:p>
          </table:table-cell>
          <table:table-cell table:style-name="Table16.A1" table:number-columns-spanned="4" office:value-type="string">
            <text:p text:style-name="P159">Módulo: </text:p>
          </table:table-cell>
          <table:covered-table-cell/>
          <table:covered-table-cell/>
          <table:covered-table-cell/>
          <table:table-cell table:style-name="Table16.A1" office:value-type="string">
            <text:p text:style-name="P160"/>
          </table:table-cell>
        </table:table-row>
        <table:table-row>
          <table:table-cell table:style-name="Table16.A1" table:number-columns-spanned="3" office:value-type="string">
            <text:p text:style-name="P159">Nombre caso de uso: <text:span text:style-name="T5">baja</text:span> <text:span text:style-name="T32">préstamo</text:span></text:p>
          </table:table-cell>
          <table:covered-table-cell/>
          <table:covered-table-cell/>
          <table:table-cell table:style-name="Table16.A1" table:number-columns-spanned="3" office:value-type="string">
            <text:p text:style-name="P159">ID: </text:p>
          </table:table-cell>
          <table:covered-table-cell/>
          <table:covered-table-cell/>
        </table:table-row>
        <table:table-row>
          <table:table-cell table:style-name="Table16.A1" table:number-columns-spanned="2" office:value-type="string">
            <text:p text:style-name="P159">Actor: usuario</text:p>
          </table:table-cell>
          <table:covered-table-cell/>
          <table:table-cell table:style-name="Table16.A1" table:number-columns-spanned="4" office:value-type="string">
            <text:p text:style-name="P15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59">Descripción:</text:p>
            <text:p text:style-name="P159"><text:span text:style-name="T6">baja</text:span>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59">Pre-condiciones:</text:p>
            <text:p text:style-name="P159">estar logueado como usuario</text:p>
            <text:p text:style-name="P7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59">Post-condiciones: </text:p>
            <text:p text:style-name="P159">se da de <text:span text:style-name="T8">baja</text:span>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7" table:number-columns-spanned="4" office:value-type="string">
            <text:p text:style-name="P159">Pasos realizados  (ruta principal):</text:p>
            <text:list text:style-name="L16">
              <text:list-item>
                <text:p text:style-name="P161">apartado <text:span text:style-name="T32">préstamo</text:span></text:p>
              </text:list-item>
              <text:list-item>
                <text:p text:style-name="P161">presionar <text:span text:style-name="T5">listar</text:span> <text:span text:style-name="T32">préstamo</text:span></text:p>
              </text:list-item>
              <text:list-item>
                <text:p text:style-name="P162">recuperar lista de prestamos</text:p>
                <text:list>
                  <text:list-item>
                    <text:p text:style-name="P162">lista vacia</text:p>
                  </text:list-item>
                  <text:list-item>
                    <text:p text:style-name="P162">informar lista vacia</text:p>
                  </text:list-item>
                </text:list>
              </text:list-item>
              <text:list-item>
                <text:p text:style-name="P161">muestra<text:span text:style-name="T37">r</text:span> <text:span text:style-name="T5">listado de </text:span><text:span text:style-name="T32">préstamo</text:span><text:span text:style-name="T5">s</text:span></text:p>
              </text:list-item>
              <text:list-item>
                <text:p text:style-name="P163">presionar botón baja de un <text:span text:style-name="T32">préstamo</text:span></text:p>
              </text:list-item>
              <text:list-item>
                <text:p text:style-name="P161"><text:span text:style-name="T5">baja </text:span><text:span text:style-name="T32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6.A7" table:number-columns-spanned="2" office:value-type="string">
            <text:p text:style-name="P164">Información para los pasos:</text:p>
            <text:p text:style-name="P165"><text:span text:style-name="T4"/></text:p>
          </table:table-cell>
          <table:covered-table-cell/>
        </table:table-row>
        <table:table-row>
          <table:table-cell table:style-name="Table16.A1" table:number-columns-spanned="6" office:value-type="string">
            <text:p text:style-name="P15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6"/>
      <text:p text:style-name="P167"><text:bookmark text:name="docs-internal-guid-cf44289e-7fff-f5e7-ae53-7aa904d060b0 Copy 1 Copy 1 Copy 2 Copy 1"/></text:p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column table:style-name="Table17.F"/>
        <table:table-row>
          <table:table-cell table:style-name="Table17.A1" office:value-type="string">
            <text:p text:style-name="P159">Sistema: sistema de prestamos</text:p>
          </table:table-cell>
          <table:table-cell table:style-name="Table17.A1" table:number-columns-spanned="4" office:value-type="string">
            <text:p text:style-name="P159">Módulo: </text:p>
          </table:table-cell>
          <table:covered-table-cell/>
          <table:covered-table-cell/>
          <table:covered-table-cell/>
          <table:table-cell table:style-name="Table17.A1" office:value-type="string">
            <text:p text:style-name="P160"/>
          </table:table-cell>
        </table:table-row>
        <table:table-row>
          <table:table-cell table:style-name="Table17.A1" table:number-columns-spanned="3" office:value-type="string">
            <text:p text:style-name="P159">Nombre caso de uso: <text:span text:style-name="T9">modificación </text:span><text:span text:style-name="T32">préstamo</text:span></text:p>
          </table:table-cell>
          <table:covered-table-cell/>
          <table:covered-table-cell/>
          <table:table-cell table:style-name="Table17.A1" table:number-columns-spanned="3" office:value-type="string">
            <text:p text:style-name="P159">ID: </text:p>
          </table:table-cell>
          <table:covered-table-cell/>
          <table:covered-table-cell/>
        </table:table-row>
        <table:table-row>
          <table:table-cell table:style-name="Table17.A1" table:number-columns-spanned="2" office:value-type="string">
            <text:p text:style-name="P159">Actor: usuario</text:p>
          </table:table-cell>
          <table:covered-table-cell/>
          <table:table-cell table:style-name="Table17.A1" table:number-columns-spanned="4" office:value-type="string">
            <text:p text:style-name="P15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59">Descripción:</text:p>
            <text:p text:style-name="P159"><text:span text:style-name="T9">modificación</text:span>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59">Pre-condiciones:</text:p>
            <text:p text:style-name="P159">estar logueado como usuario</text:p>
            <text:p text:style-name="P7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59">Post-condiciones: </text:p>
            <text:p text:style-name="P159">se <text:span text:style-name="T8">modifica</text:span>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7" table:number-columns-spanned="4" office:value-type="string">
            <text:p text:style-name="P159">Pasos realizados  (ruta principal):</text:p>
            <text:list text:style-name="L17">
              <text:list-item>
                <text:p text:style-name="P168">apartado <text:span text:style-name="T32">préstamo</text:span></text:p>
              </text:list-item>
              <text:list-item>
                <text:p text:style-name="P168">presionar <text:span text:style-name="T5">listar</text:span> <text:span text:style-name="T32">préstamo</text:span></text:p>
              </text:list-item>
              <text:list-item>
                <text:p text:style-name="P169">recuperar lista de prestamos</text:p>
                <text:list>
                  <text:list-item>
                    <text:p text:style-name="P169">lista vacia</text:p>
                  </text:list-item>
                  <text:list-item>
                    <text:p text:style-name="P169">informar lista vacia</text:p>
                  </text:list-item>
                </text:list>
              </text:list-item>
              <text:list-item>
                <text:p text:style-name="P168">sistema muestra <text:span text:style-name="T5">listado de </text:span><text:span text:style-name="T32">préstamo</text:span><text:span text:style-name="T5">s</text:span></text:p>
              </text:list-item>
              <text:list-item>
                <text:p text:style-name="P170">presionar botón <text:span text:style-name="T9">modificar</text:span> de un <text:span text:style-name="T32">préstamo</text:span></text:p>
              </text:list-item>
              <text:list-item>
                <text:p text:style-name="P171">recuperar datos del <text:span text:style-name="T32">préstamo</text:span></text:p>
              </text:list-item>
              <text:list-item>
                <text:p text:style-name="P172">mostrar formulario de modificación <text:span text:style-name="T11">con los datos</text:span></text:p>
              </text:list-item>
              <text:list-item>
                <text:p text:style-name="P172"><text:span text:style-name="T11">modificar</text:span> formulario</text:p>
              </text:list-item>
              <text:list-item>
                <text:p text:style-name="P172">confirmar formulario</text:p>
              </text:list-item>
              <text:list-item>
                <text:p text:style-name="P173">validar datos</text:p>
                <text:list>
                  <text:list-item>
                    <text:p text:style-name="P173">datos invalidos</text:p>
                  </text:list-item>
                  <text:list-item>
                    <text:p text:style-name="P173">informar error</text:p>
                  </text:list-item>
                  <text:list-item>
                    <text:p text:style-name="P173">volver al formulario</text:p>
                  </text:list-item>
                </text:list>
              </text:list-item>
              <text:list-item>
                <text:p text:style-name="P168"><text:span text:style-name="T9">modificar </text:span><text:span text:style-name="T32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7.A7" table:number-columns-spanned="2" office:value-type="string">
            <text:p text:style-name="P164">Información para los pasos:</text:p>
            <text:p text:style-name="P174"><text:span text:style-name="T4">8. </text:span><text:span text:style-name="T28">monto, moned</text:span><text:span text:style-name="T38">a, </text:span><text:span text:style-name="T28">tasa_interes_mensual, cuotas_totales, cuotas_restantes, monto_cuota, saldo_restante, </text:span><text:span text:style-name="T38">prestatario, garante</text:span></text:p>
          </table:table-cell>
          <table:covered-table-cell/>
        </table:table-row>
        <table:table-row>
          <table:table-cell table:style-name="Table17.A1" table:number-columns-spanned="6" office:value-type="string">
            <text:p text:style-name="P15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6"><text:line-break/></text:p>
      <text:p text:style-name="P175"><text:bookmark text:name="docs-internal-guid-cf44289e-7fff-f5e7-ae53-7aa904d060b0 Copy 1 Copy 1 Copy 1 Copy 4 Copy 1"/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row>
          <table:table-cell table:style-name="Table18.A1" office:value-type="string">
            <text:p text:style-name="P176">Sistema: sistema de prestamos</text:p>
          </table:table-cell>
          <table:table-cell table:style-name="Table18.A1" table:number-columns-spanned="4" office:value-type="string">
            <text:p text:style-name="P176">Módulo: </text:p>
          </table:table-cell>
          <table:covered-table-cell/>
          <table:covered-table-cell/>
          <table:covered-table-cell/>
          <table:table-cell table:style-name="Table18.A1" office:value-type="string">
            <text:p text:style-name="P177"/>
          </table:table-cell>
        </table:table-row>
        <table:table-row>
          <table:table-cell table:style-name="Table18.A1" table:number-columns-spanned="3" office:value-type="string">
            <text:p text:style-name="P176">Nombre caso de uso: <text:span text:style-name="T12">listar </text:span><text:span text:style-name="T39">préstamo</text:span><text:span text:style-name="T12"> por id</text:span></text:p>
          </table:table-cell>
          <table:covered-table-cell/>
          <table:covered-table-cell/>
          <table:table-cell table:style-name="Table18.A1" table:number-columns-spanned="3" office:value-type="string">
            <text:p text:style-name="P176">ID: </text:p>
          </table:table-cell>
          <table:covered-table-cell/>
          <table:covered-table-cell/>
        </table:table-row>
        <table:table-row>
          <table:table-cell table:style-name="Table18.A1" table:number-columns-spanned="2" office:value-type="string">
            <text:p text:style-name="P176">Actor: usuario</text:p>
          </table:table-cell>
          <table:covered-table-cell/>
          <table:table-cell table:style-name="Table18.A1" table:number-columns-spanned="4" office:value-type="string">
            <text:p text:style-name="P17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6">Descripción:</text:p>
            <text:p text:style-name="P176"><text:span text:style-name="T12">listar </text:span><text:span text:style-name="T39">préstamo</text:span><text:span text:style-name="T12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6">Pre-condiciones:</text:p>
            <text:p text:style-name="P17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6">Post-condiciones: </text:p>
            <text:p text:style-name="P176">se <text:span text:style-name="T8">muestra lista de </text:span><text:span text:style-name="T39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7" table:number-columns-spanned="4" office:value-type="string">
            <text:p text:style-name="P176">Pasos realizados  (ruta principal):</text:p>
            <text:list text:style-name="L18">
              <text:list-item>
                <text:p text:style-name="P178">apartado <text:s/><text:span text:style-name="T39">préstamo</text:span></text:p>
              </text:list-item>
              <text:list-item>
                <text:p text:style-name="P178">presionar <text:span text:style-name="T5">listar</text:span> <text:span text:style-name="T39">préstamo</text:span> <text:span text:style-name="T12">por id</text:span></text:p>
              </text:list-item>
              <text:list-item>
                <text:p text:style-name="P179">mostrar formulario</text:p>
              </text:list-item>
              <text:list-item>
                <text:p text:style-name="P179">ingresar id</text:p>
              </text:list-item>
              <text:list-item>
                <text:p text:style-name="P180">confirmar formulario</text:p>
              </text:list-item>
              <text:list-item>
                <text:p text:style-name="P181">validar datos</text:p>
                <text:list>
                  <text:list-item>
                    <text:p text:style-name="P181">datos invalidos</text:p>
                  </text:list-item>
                  <text:list-item>
                    <text:p text:style-name="P181">informar error</text:p>
                  </text:list-item>
                  <text:list-item>
                    <text:p text:style-name="P181">volver al formulario</text:p>
                  </text:list-item>
                </text:list>
              </text:list-item>
              <text:list-item>
                <text:p text:style-name="P179">recuperar listado de <text:span text:style-name="T39">préstamo</text:span> que coincida</text:p>
                <text:list>
                  <text:list-item>
                    <text:p text:style-name="P182">lista vacia</text:p>
                  </text:list-item>
                  <text:list-item>
                    <text:p text:style-name="P182">informar lista vacia</text:p>
                  </text:list-item>
                </text:list>
              </text:list-item>
              <text:list-item>
                <text:p text:style-name="P17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8.A7" table:number-columns-spanned="2" office:value-type="string">
            <text:p text:style-name="P183">Información para los pasos:</text:p>
            <text:p text:style-name="P184">4. id</text:p>
          </table:table-cell>
          <table:covered-table-cell/>
        </table:table-row>
        <table:table-row>
          <table:table-cell table:style-name="Table18.A1" table:number-columns-spanned="6" office:value-type="string">
            <text:p text:style-name="P17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5"/>
      <text:p text:style-name="P175"><text:bookmark text:name="docs-internal-guid-cf44289e-7fff-f5e7-ae53-7aa904d060b0 Copy 1 Copy 1 Copy 1 Copy 4 Copy 1 Copy 1"/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>
          <table:table-cell table:style-name="Table19.A1" office:value-type="string">
            <text:p text:style-name="P176">Sistema: sistema de prestamos</text:p>
          </table:table-cell>
          <table:table-cell table:style-name="Table19.A1" table:number-columns-spanned="4" office:value-type="string">
            <text:p text:style-name="P176">Módulo: </text:p>
          </table:table-cell>
          <table:covered-table-cell/>
          <table:covered-table-cell/>
          <table:covered-table-cell/>
          <table:table-cell table:style-name="Table19.A1" office:value-type="string">
            <text:p text:style-name="P177"/>
          </table:table-cell>
        </table:table-row>
        <table:table-row>
          <table:table-cell table:style-name="Table19.A1" table:number-columns-spanned="3" office:value-type="string">
            <text:p text:style-name="P176">Nombre caso de uso: <text:span text:style-name="T12">listar </text:span><text:span text:style-name="T39">préstamo</text:span><text:span text:style-name="T12"> por </text:span><text:span text:style-name="T39">prestatario</text:span></text:p>
          </table:table-cell>
          <table:covered-table-cell/>
          <table:covered-table-cell/>
          <table:table-cell table:style-name="Table19.A1" table:number-columns-spanned="3" office:value-type="string">
            <text:p text:style-name="P176">ID: </text:p>
          </table:table-cell>
          <table:covered-table-cell/>
          <table:covered-table-cell/>
        </table:table-row>
        <table:table-row>
          <table:table-cell table:style-name="Table19.A1" table:number-columns-spanned="2" office:value-type="string">
            <text:p text:style-name="P176">Actor: usuario</text:p>
          </table:table-cell>
          <table:covered-table-cell/>
          <table:table-cell table:style-name="Table19.A1" table:number-columns-spanned="4" office:value-type="string">
            <text:p text:style-name="P17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6">Descripción:</text:p>
            <text:p text:style-name="P176"><text:span text:style-name="T12">listar </text:span><text:span text:style-name="T39">préstamo</text:span><text:span text:style-name="T12"> por </text:span><text:span text:style-name="T39">presta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6">Pre-condiciones:</text:p>
            <text:p text:style-name="P176">estar logueado como usuario</text:p>
            <text:p text:style-name="P71">prestatari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6">Post-condiciones: </text:p>
            <text:p text:style-name="P176">se <text:span text:style-name="T8">muestra lista de </text:span><text:span text:style-name="T39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7" table:number-columns-spanned="4" office:value-type="string">
            <text:p text:style-name="P176">Pasos realizados  (ruta principal):</text:p>
            <text:list text:style-name="L19">
              <text:list-item>
                <text:p text:style-name="P186">apartado <text:s/><text:span text:style-name="T39">préstamo</text:span></text:p>
              </text:list-item>
              <text:list-item>
                <text:p text:style-name="P186">presionar <text:span text:style-name="T5">listar</text:span> <text:span text:style-name="T39">préstamo</text:span> <text:span text:style-name="T12">por </text:span><text:span text:style-name="T39">prestatario</text:span></text:p>
              </text:list-item>
              <text:list-item>
                <text:p text:style-name="P187">recuperar listado de <text:span text:style-name="T39">prestatarios</text:span></text:p>
                <text:list>
                  <text:list-item>
                    <text:p text:style-name="P188">lista vacia</text:p>
                  </text:list-item>
                  <text:list-item>
                    <text:p text:style-name="P188">informar lista vacia</text:p>
                  </text:list-item>
                </text:list>
              </text:list-item>
              <text:list-item>
                <text:p text:style-name="P189">mostrar <text:span text:style-name="T14">listado de </text:span><text:span text:style-name="T39">prestatarios</text:span></text:p>
              </text:list-item>
              <text:list-item>
                <text:p text:style-name="P190">seleccionar un prestatario</text:p>
              </text:list-item>
              <text:list-item>
                <text:p text:style-name="P191">confirmar <text:span text:style-name="T39">selección</text:span></text:p>
              </text:list-item>
              <text:list-item>
                <text:p text:style-name="P189">recuperar listado de <text:span text:style-name="T39">préstamo</text:span> que coincida</text:p>
                <text:list>
                  <text:list-item>
                    <text:p text:style-name="P188">lista vacia</text:p>
                  </text:list-item>
                  <text:list-item>
                    <text:p text:style-name="P188">informar lista vacia</text:p>
                  </text:list-item>
                </text:list>
              </text:list-item>
              <text:list-item>
                <text:p text:style-name="P18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9.A7" table:number-columns-spanned="2" office:value-type="string">
            <text:p text:style-name="P183">Información para los pasos:</text:p>
            <text:p text:style-name="P192">6. prestatario</text:p>
          </table:table-cell>
          <table:covered-table-cell/>
        </table:table-row>
        <table:table-row>
          <table:table-cell table:style-name="Table19.A1" table:number-columns-spanned="6" office:value-type="string">
            <text:p text:style-name="P17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5"/>
      <text:p text:style-name="P175"><text:bookmark text:name="docs-internal-guid-cf44289e-7fff-f5e7-ae53-7aa904d060b0 Copy 1 Copy 1 Copy 1 Copy 4 Copy 1 Copy 1 Copy 1"/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column table:style-name="Table20.F"/>
        <table:table-row>
          <table:table-cell table:style-name="Table20.A1" office:value-type="string">
            <text:p text:style-name="P176">Sistema: sistema de prestamos</text:p>
          </table:table-cell>
          <table:table-cell table:style-name="Table20.A1" table:number-columns-spanned="4" office:value-type="string">
            <text:p text:style-name="P176">Módulo: </text:p>
          </table:table-cell>
          <table:covered-table-cell/>
          <table:covered-table-cell/>
          <table:covered-table-cell/>
          <table:table-cell table:style-name="Table20.A1" office:value-type="string">
            <text:p text:style-name="P177"/>
          </table:table-cell>
        </table:table-row>
        <table:table-row>
          <table:table-cell table:style-name="Table20.A1" table:number-columns-spanned="3" office:value-type="string">
            <text:p text:style-name="P176">Nombre caso de uso: <text:span text:style-name="T12">listar </text:span><text:span text:style-name="T39">préstamo</text:span><text:span text:style-name="T12"> por garante</text:span></text:p>
          </table:table-cell>
          <table:covered-table-cell/>
          <table:covered-table-cell/>
          <table:table-cell table:style-name="Table20.A1" table:number-columns-spanned="3" office:value-type="string">
            <text:p text:style-name="P176">ID: </text:p>
          </table:table-cell>
          <table:covered-table-cell/>
          <table:covered-table-cell/>
        </table:table-row>
        <table:table-row>
          <table:table-cell table:style-name="Table20.A1" table:number-columns-spanned="2" office:value-type="string">
            <text:p text:style-name="P176">Actor: usuario</text:p>
          </table:table-cell>
          <table:covered-table-cell/>
          <table:table-cell table:style-name="Table20.A1" table:number-columns-spanned="4" office:value-type="string">
            <text:p text:style-name="P17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6">Descripción:</text:p>
            <text:p text:style-name="P176"><text:span text:style-name="T12">listar </text:span><text:span text:style-name="T39">préstamo</text:span><text:span text:style-name="T12"> por 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6">Pre-condiciones:</text:p>
            <text:p text:style-name="P176">estar logueado como usuario</text:p>
            <text:p text:style-name="P71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6">Post-condiciones: </text:p>
            <text:p text:style-name="P176">se <text:span text:style-name="T8">muestra lista de </text:span><text:span text:style-name="T39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7" table:number-columns-spanned="4" office:value-type="string">
            <text:p text:style-name="P176">Pasos realizados  (ruta principal):</text:p>
            <text:list text:style-name="L20">
              <text:list-item>
                <text:p text:style-name="P193">apartado <text:s/><text:span text:style-name="T39">préstamo</text:span></text:p>
              </text:list-item>
              <text:list-item>
                <text:p text:style-name="P193">presionar <text:span text:style-name="T5">listar</text:span> <text:span text:style-name="T39">préstamo</text:span> <text:span text:style-name="T12">por garante</text:span></text:p>
              </text:list-item>
              <text:list-item>
                <text:p text:style-name="P194">recuperar listado de garante<text:span text:style-name="T39">s</text:span></text:p>
                <text:list>
                  <text:list-item>
                    <text:p text:style-name="P195">lista vacia</text:p>
                  </text:list-item>
                  <text:list-item>
                    <text:p text:style-name="P195">informar lista vacia</text:p>
                  </text:list-item>
                </text:list>
              </text:list-item>
              <text:list-item>
                <text:p text:style-name="P196">mostrar <text:span text:style-name="T14">listado de garante</text:span><text:span text:style-name="T39">s</text:span></text:p>
              </text:list-item>
              <text:list-item>
                <text:p text:style-name="P197">seleccionar un garante</text:p>
              </text:list-item>
              <text:list-item>
                <text:p text:style-name="P198">confirmar <text:span text:style-name="T39">selección</text:span></text:p>
              </text:list-item>
              <text:list-item>
                <text:p text:style-name="P196">recuperar listado de <text:span text:style-name="T39">préstamo</text:span> que coincida</text:p>
                <text:list>
                  <text:list-item>
                    <text:p text:style-name="P195">lista vacia</text:p>
                  </text:list-item>
                  <text:list-item>
                    <text:p text:style-name="P195">informar lista vacia</text:p>
                  </text:list-item>
                </text:list>
              </text:list-item>
              <text:list-item>
                <text:p text:style-name="P19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0.A7" table:number-columns-spanned="2" office:value-type="string">
            <text:p text:style-name="P183">Información para los pasos:</text:p>
            <text:p text:style-name="P192">6. garante</text:p>
          </table:table-cell>
          <table:covered-table-cell/>
        </table:table-row>
        <table:table-row>
          <table:table-cell table:style-name="Table20.A1" table:number-columns-spanned="6" office:value-type="string">
            <text:p text:style-name="P17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5"/>
      <text:p text:style-name="P175"><text:bookmark text:name="docs-internal-guid-cf44289e-7fff-f5e7-ae53-7aa904d060b0 Copy 1 Copy 1 Copy 1 Copy 4 Copy 1 Copy 2"/></text:p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E"/>
        <table:table-column table:style-name="Table21.F"/>
        <table:table-row>
          <table:table-cell table:style-name="Table21.A1" office:value-type="string">
            <text:p text:style-name="P176">Sistema: sistema de prestamos</text:p>
          </table:table-cell>
          <table:table-cell table:style-name="Table21.A1" table:number-columns-spanned="4" office:value-type="string">
            <text:p text:style-name="P176">Módulo: </text:p>
          </table:table-cell>
          <table:covered-table-cell/>
          <table:covered-table-cell/>
          <table:covered-table-cell/>
          <table:table-cell table:style-name="Table21.A1" office:value-type="string">
            <text:p text:style-name="P177"/>
          </table:table-cell>
        </table:table-row>
        <table:table-row>
          <table:table-cell table:style-name="Table21.A1" table:number-columns-spanned="3" office:value-type="string">
            <text:p text:style-name="P199">Nombre caso de uso: <text:span text:style-name="T12">listar </text:span><text:span text:style-name="T39">préstamo</text:span><text:span text:style-name="T12"> por </text:span><text:span text:style-name="T40">mayor que monto</text:span></text:p>
          </table:table-cell>
          <table:covered-table-cell/>
          <table:covered-table-cell/>
          <table:table-cell table:style-name="Table21.A1" table:number-columns-spanned="3" office:value-type="string">
            <text:p text:style-name="P176">ID: </text:p>
          </table:table-cell>
          <table:covered-table-cell/>
          <table:covered-table-cell/>
        </table:table-row>
        <table:table-row>
          <table:table-cell table:style-name="Table21.A1" table:number-columns-spanned="2" office:value-type="string">
            <text:p text:style-name="P176">Actor: usuario</text:p>
          </table:table-cell>
          <table:covered-table-cell/>
          <table:table-cell table:style-name="Table21.A1" table:number-columns-spanned="4" office:value-type="string">
            <text:p text:style-name="P17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6">Descripción:</text:p>
            <text:p text:style-name="P199"><text:span text:style-name="T12">listar </text:span><text:span text:style-name="T39">préstamo</text:span><text:span text:style-name="T12"> por </text:span><text:span text:style-name="T40">may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6">Pre-condiciones:</text:p>
            <text:p text:style-name="P17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6">Post-condiciones: </text:p>
            <text:p text:style-name="P176">se <text:span text:style-name="T8">muestra lista de </text:span><text:span text:style-name="T39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7" table:number-columns-spanned="4" office:value-type="string">
            <text:p text:style-name="P176">Pasos realizados  (ruta principal):</text:p>
            <text:list text:style-name="L21">
              <text:list-item>
                <text:p text:style-name="P200">apartado <text:s/><text:span text:style-name="T39">préstamo</text:span></text:p>
              </text:list-item>
              <text:list-item>
                <text:p text:style-name="P201">presionar <text:span text:style-name="T5">listar</text:span> <text:span text:style-name="T39">préstamo</text:span> <text:span text:style-name="T12">por </text:span><text:span text:style-name="T40">mayor que monto</text:span></text:p>
              </text:list-item>
              <text:list-item>
                <text:p text:style-name="P202">mostrar formulario</text:p>
              </text:list-item>
              <text:list-item>
                <text:p text:style-name="P203">ingresar<text:span text:style-name="T40"> monto</text:span></text:p>
              </text:list-item>
              <text:list-item>
                <text:p text:style-name="P204">confirmar formulario</text:p>
              </text:list-item>
              <text:list-item>
                <text:p text:style-name="P205">validar datos</text:p>
                <text:list>
                  <text:list-item>
                    <text:p text:style-name="P205">datos invalidos</text:p>
                  </text:list-item>
                  <text:list-item>
                    <text:p text:style-name="P205">informar error</text:p>
                  </text:list-item>
                  <text:list-item>
                    <text:p text:style-name="P205">volver al formulario</text:p>
                  </text:list-item>
                </text:list>
              </text:list-item>
              <text:list-item>
                <text:p text:style-name="P202">recuperar listado de <text:span text:style-name="T39">préstamo</text:span> que coincida</text:p>
                <text:list>
                  <text:list-item>
                    <text:p text:style-name="P206">lista vicia</text:p>
                  </text:list-item>
                  <text:list-item>
                    <text:p text:style-name="P206">informar lista vacia</text:p>
                  </text:list-item>
                </text:list>
              </text:list-item>
              <text:list-item>
                <text:p text:style-name="P20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1.A7" table:number-columns-spanned="2" office:value-type="string">
            <text:p text:style-name="P183">Información para los pasos:</text:p>
            <text:p text:style-name="P184">4. <text:span text:style-name="T40">monto</text:span></text:p>
          </table:table-cell>
          <table:covered-table-cell/>
        </table:table-row>
        <table:table-row>
          <table:table-cell table:style-name="Table21.A1" table:number-columns-spanned="6" office:value-type="string">
            <text:p text:style-name="P17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5"/>
      <text:p text:style-name="P207"><text:bookmark text:name="docs-internal-guid-cf44289e-7fff-f5e7-ae53-7aa904d060b0 Copy 1 Copy 1 Copy 1 Copy 4 Copy 1 Copy 2 Copy 1"/>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row>
          <table:table-cell table:style-name="Table22.A1" office:value-type="string">
            <text:p text:style-name="P199">Sistema: sistema de prestamos</text:p>
          </table:table-cell>
          <table:table-cell table:style-name="Table22.A1" table:number-columns-spanned="4" office:value-type="string">
            <text:p text:style-name="P199">Módulo: </text:p>
          </table:table-cell>
          <table:covered-table-cell/>
          <table:covered-table-cell/>
          <table:covered-table-cell/>
          <table:table-cell table:style-name="Table22.A1" office:value-type="string">
            <text:p text:style-name="P208"/>
          </table:table-cell>
        </table:table-row>
        <table:table-row>
          <table:table-cell table:style-name="Table22.A1" table:number-columns-spanned="3" office:value-type="string">
            <text:p text:style-name="P199">Nombre caso de uso: <text:span text:style-name="T12">listar </text:span><text:span text:style-name="T39">préstamo</text:span><text:span text:style-name="T12"> por </text:span><text:span text:style-name="T40">menor que monto</text:span></text:p>
          </table:table-cell>
          <table:covered-table-cell/>
          <table:covered-table-cell/>
          <table:table-cell table:style-name="Table22.A1" table:number-columns-spanned="3" office:value-type="string">
            <text:p text:style-name="P199">ID: </text:p>
          </table:table-cell>
          <table:covered-table-cell/>
          <table:covered-table-cell/>
        </table:table-row>
        <table:table-row>
          <table:table-cell table:style-name="Table22.A1" table:number-columns-spanned="2" office:value-type="string">
            <text:p text:style-name="P199">Actor: usuario</text:p>
          </table:table-cell>
          <table:covered-table-cell/>
          <table:table-cell table:style-name="Table22.A1" table:number-columns-spanned="4" office:value-type="string">
            <text:p text:style-name="P19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199">Descripción:</text:p>
            <text:p text:style-name="P199"><text:span text:style-name="T12">listar </text:span><text:span text:style-name="T39">préstamo</text:span><text:span text:style-name="T12"> por </text:span><text:span text:style-name="T40">men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199">Pre-condiciones:</text:p>
            <text:p text:style-name="P19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199">Post-condiciones: </text:p>
            <text:p text:style-name="P199">se <text:span text:style-name="T8">muestra lista de </text:span><text:span text:style-name="T39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7" table:number-columns-spanned="4" office:value-type="string">
            <text:p text:style-name="P199">Pasos realizados  (ruta principal):</text:p>
            <text:list text:style-name="L22">
              <text:list-item>
                <text:p text:style-name="P209">apartado <text:s/><text:span text:style-name="T39">préstamo</text:span></text:p>
              </text:list-item>
              <text:list-item>
                <text:p text:style-name="P209">presionar <text:span text:style-name="T5">listar</text:span> <text:span text:style-name="T39">préstamo</text:span> <text:span text:style-name="T12">por </text:span><text:span text:style-name="T40">menor que monto</text:span></text:p>
              </text:list-item>
              <text:list-item>
                <text:p text:style-name="P210">mostrar formulario</text:p>
              </text:list-item>
              <text:list-item>
                <text:p text:style-name="P210">ingresar<text:span text:style-name="T40"> monto</text:span></text:p>
              </text:list-item>
              <text:list-item>
                <text:p text:style-name="P211">confirmar formulario</text:p>
              </text:list-item>
              <text:list-item>
                <text:p text:style-name="P212">validar datos</text:p>
                <text:list>
                  <text:list-item>
                    <text:p text:style-name="P212">datos invalidos</text:p>
                  </text:list-item>
                  <text:list-item>
                    <text:p text:style-name="P212">informar error</text:p>
                  </text:list-item>
                  <text:list-item>
                    <text:p text:style-name="P212">volver al formulario</text:p>
                  </text:list-item>
                </text:list>
              </text:list-item>
              <text:list-item>
                <text:p text:style-name="P210">recuperar listado de <text:span text:style-name="T39">préstamo</text:span> que coincida</text:p>
                <text:list>
                  <text:list-item>
                    <text:p text:style-name="P213">lista vacia</text:p>
                  </text:list-item>
                  <text:list-item>
                    <text:p text:style-name="P213">informar lista vacia</text:p>
                  </text:list-item>
                </text:list>
              </text:list-item>
              <text:list-item>
                <text:p text:style-name="P21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2.A7" table:number-columns-spanned="2" office:value-type="string">
            <text:p text:style-name="P214">Información para los pasos:</text:p>
            <text:p text:style-name="P215">4. <text:span text:style-name="T40">monto</text:span></text:p>
          </table:table-cell>
          <table:covered-table-cell/>
        </table:table-row>
        <table:table-row>
          <table:table-cell table:style-name="Table22.A1" table:number-columns-spanned="6" office:value-type="string">
            <text:p text:style-name="P19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6"/>
      <text:p text:style-name="P217"><text:bookmark text:name="docs-internal-guid-cf44289e-7fff-f5e7-ae53-7aa904d060b0 Copy 1 Copy 1 Copy 1 Copy 4 Copy 1 Copy 3"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>
          <table:table-cell table:style-name="Table23.A1" office:value-type="string">
            <text:p text:style-name="P218">Sistema: sistema de prestamos</text:p>
          </table:table-cell>
          <table:table-cell table:style-name="Table23.A1" table:number-columns-spanned="4" office:value-type="string">
            <text:p text:style-name="P218">Módulo: </text:p>
          </table:table-cell>
          <table:covered-table-cell/>
          <table:covered-table-cell/>
          <table:covered-table-cell/>
          <table:table-cell table:style-name="Table23.A1" office:value-type="string">
            <text:p text:style-name="P219"/>
          </table:table-cell>
        </table:table-row>
        <table:table-row>
          <table:table-cell table:style-name="Table23.A1" table:number-columns-spanned="3" office:value-type="string">
            <text:p text:style-name="P218">Nombre caso de uso: <text:span text:style-name="T12">listar </text:span><text:span text:style-name="T39">préstamo</text:span><text:span text:style-name="T12"> por </text:span><text:span text:style-name="T41">fecha de préstamo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218">ID: </text:p>
          </table:table-cell>
          <table:covered-table-cell/>
          <table:covered-table-cell/>
        </table:table-row>
        <table:table-row>
          <table:table-cell table:style-name="Table23.A1" table:number-columns-spanned="2" office:value-type="string">
            <text:p text:style-name="P218">Actor: usuario</text:p>
          </table:table-cell>
          <table:covered-table-cell/>
          <table:table-cell table:style-name="Table23.A1" table:number-columns-spanned="4" office:value-type="string">
            <text:p text:style-name="P21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18">Descripción:</text:p>
            <text:p text:style-name="P218"><text:span text:style-name="T12">listar </text:span><text:span text:style-name="T39">préstamo</text:span><text:span text:style-name="T12"> por </text:span><text:span text:style-name="T41">fecha de 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18">Pre-condiciones:</text:p>
            <text:p text:style-name="P218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18">Post-condiciones: </text:p>
            <text:p text:style-name="P218">se <text:span text:style-name="T8">muestra lista de </text:span><text:span text:style-name="T39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7" table:number-columns-spanned="4" office:value-type="string">
            <text:p text:style-name="P218">Pasos realizados  (ruta principal):</text:p>
            <text:list text:style-name="L23">
              <text:list-item>
                <text:p text:style-name="P220">apartado <text:s/><text:span text:style-name="T39">préstamo</text:span></text:p>
              </text:list-item>
              <text:list-item>
                <text:p text:style-name="P220">presionar <text:span text:style-name="T5">listar</text:span> <text:span text:style-name="T39">préstamo</text:span> <text:span text:style-name="T12">por </text:span><text:span text:style-name="T41">fecha de préstamo</text:span></text:p>
              </text:list-item>
              <text:list-item>
                <text:p text:style-name="P221">mostrar formulario</text:p>
              </text:list-item>
              <text:list-item>
                <text:p text:style-name="P221">ingresar <text:span text:style-name="T41">fecha de préstamo</text:span></text:p>
              </text:list-item>
              <text:list-item>
                <text:p text:style-name="P222">confirmar formulario</text:p>
              </text:list-item>
              <text:list-item>
                <text:p text:style-name="P223"><text:span text:style-name="T42">recuperar listado de </text:span><text:span text:style-name="T43">préstamo</text:span><text:span text:style-name="T42"> que coincida</text:span></text:p>
                <text:list>
                  <text:list-item>
                    <text:p text:style-name="P224">lista vacia</text:p>
                  </text:list-item>
                  <text:list-item>
                    <text:p text:style-name="P224">informar lista vacia</text:p>
                  </text:list-item>
                </text:list>
              </text:list-item>
              <text:list-item>
                <text:p text:style-name="P22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3.A7" table:number-columns-spanned="2" office:value-type="string">
            <text:p text:style-name="P225">Información para los pasos:</text:p>
            <text:p text:style-name="P226">4. <text:span text:style-name="T44">fecha de préstamo</text:span></text:p>
          </table:table-cell>
          <table:covered-table-cell/>
        </table:table-row>
        <table:table-row>
          <table:table-cell table:style-name="Table23.A1" table:number-columns-spanned="6" office:value-type="string">
            <text:p text:style-name="P21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7"/>
      <text:p text:style-name="P217"><text:bookmark text:name="docs-internal-guid-cf44289e-7fff-f5e7-ae53-7aa904d060b0 Copy 1 Copy 1 Copy 1 Copy 4 Copy 1 Copy 3 Copy 1"/></text:p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column table:style-name="Table24.E"/>
        <table:table-column table:style-name="Table24.F"/>
        <table:table-row>
          <table:table-cell table:style-name="Table24.A1" office:value-type="string">
            <text:p text:style-name="P218">Sistema: sistema de prestamos</text:p>
          </table:table-cell>
          <table:table-cell table:style-name="Table24.A1" table:number-columns-spanned="4" office:value-type="string">
            <text:p text:style-name="P218">Módulo: </text:p>
          </table:table-cell>
          <table:covered-table-cell/>
          <table:covered-table-cell/>
          <table:covered-table-cell/>
          <table:table-cell table:style-name="Table24.A1" office:value-type="string">
            <text:p text:style-name="P219"/>
          </table:table-cell>
        </table:table-row>
        <table:table-row>
          <table:table-cell table:style-name="Table24.A1" table:number-columns-spanned="3" office:value-type="string">
            <text:p text:style-name="P218">Nombre caso de uso: <text:span text:style-name="T12">listar </text:span><text:span text:style-name="T39">préstamo</text:span><text:span text:style-name="T12"> por </text:span><text:span text:style-name="T41">interés</text:span></text:p>
          </table:table-cell>
          <table:covered-table-cell/>
          <table:covered-table-cell/>
          <table:table-cell table:style-name="Table24.A1" table:number-columns-spanned="3" office:value-type="string">
            <text:p text:style-name="P218">ID: </text:p>
          </table:table-cell>
          <table:covered-table-cell/>
          <table:covered-table-cell/>
        </table:table-row>
        <table:table-row>
          <table:table-cell table:style-name="Table24.A1" table:number-columns-spanned="2" office:value-type="string">
            <text:p text:style-name="P218">Actor: usuario</text:p>
          </table:table-cell>
          <table:covered-table-cell/>
          <table:table-cell table:style-name="Table24.A1" table:number-columns-spanned="4" office:value-type="string">
            <text:p text:style-name="P21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18">Descripción:</text:p>
            <text:p text:style-name="P218"><text:span text:style-name="T12">listar </text:span><text:span text:style-name="T39">préstamo</text:span><text:span text:style-name="T12"> por </text:span><text:span text:style-name="T41">interé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18">Pre-condiciones:</text:p>
            <text:p text:style-name="P218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18">Post-condiciones: </text:p>
            <text:p text:style-name="P218">se <text:span text:style-name="T8">muestra lista de </text:span><text:span text:style-name="T39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7" table:number-columns-spanned="4" office:value-type="string">
            <text:p text:style-name="P218">Pasos realizados  (ruta principal):</text:p>
            <text:list text:style-name="L24">
              <text:list-item>
                <text:p text:style-name="P228">apartado <text:s/><text:span text:style-name="T39">préstamo</text:span></text:p>
              </text:list-item>
              <text:list-item>
                <text:p text:style-name="P228">presionar <text:span text:style-name="T5">listar</text:span> <text:span text:style-name="T39">préstamo</text:span> <text:span text:style-name="T12">por </text:span><text:span text:style-name="T41">interés</text:span></text:p>
              </text:list-item>
              <text:list-item>
                <text:p text:style-name="P229">mostrar formulario</text:p>
              </text:list-item>
              <text:list-item>
                <text:p text:style-name="P229">ingresar <text:span text:style-name="T41">interés</text:span></text:p>
              </text:list-item>
              <text:list-item>
                <text:p text:style-name="P230">confirmar formulario</text:p>
              </text:list-item>
              <text:list-item>
                <text:p text:style-name="P231">validar datos</text:p>
                <text:list>
                  <text:list-item>
                    <text:p text:style-name="P231">datos invalidos</text:p>
                  </text:list-item>
                  <text:list-item>
                    <text:p text:style-name="P231">informar error</text:p>
                  </text:list-item>
                  <text:list-item>
                    <text:p text:style-name="P231">volver al formulario</text:p>
                  </text:list-item>
                </text:list>
              </text:list-item>
              <text:list-item>
                <text:p text:style-name="P229">recuperar listado de <text:span text:style-name="T39">préstamo</text:span> que coincida</text:p>
                <text:list>
                  <text:list-item>
                    <text:p text:style-name="P232">lista vacia</text:p>
                  </text:list-item>
                  <text:list-item>
                    <text:p text:style-name="P232">informar lista vacia</text:p>
                  </text:list-item>
                </text:list>
              </text:list-item>
              <text:list-item>
                <text:p text:style-name="P22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4.A7" table:number-columns-spanned="2" office:value-type="string">
            <text:p text:style-name="P225">Información para los pasos:</text:p>
            <text:p text:style-name="P226">4. <text:span text:style-name="T44">interés</text:span></text:p>
          </table:table-cell>
          <table:covered-table-cell/>
        </table:table-row>
        <table:table-row>
          <table:table-cell table:style-name="Table24.A1" table:number-columns-spanned="6" office:value-type="string">
            <text:p text:style-name="P21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7"/>
      <text:p text:style-name="P233"><text:bookmark text:name="docs-internal-guid-cf44289e-7fff-f5e7-ae53-7aa904d060b0 Copy 1 Copy 1 Copy 1 Copy 4 Copy 1 Copy 3 Copy 1 Copy 1"/>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/>
        <table:table-row>
          <table:table-cell table:style-name="Table25.A1" office:value-type="string">
            <text:p text:style-name="P234">Sistema: sistema de prestamos</text:p>
          </table:table-cell>
          <table:table-cell table:style-name="Table25.A1" table:number-columns-spanned="4" office:value-type="string">
            <text:p text:style-name="P234">Módulo: </text:p>
          </table:table-cell>
          <table:covered-table-cell/>
          <table:covered-table-cell/>
          <table:covered-table-cell/>
          <table:table-cell table:style-name="Table25.A1" office:value-type="string">
            <text:p text:style-name="P235"/>
          </table:table-cell>
        </table:table-row>
        <table:table-row>
          <table:table-cell table:style-name="Table25.A1" table:number-columns-spanned="3" office:value-type="string">
            <text:p text:style-name="P234">Nombre caso de uso: <text:span text:style-name="T12">listar </text:span><text:span text:style-name="T39">préstamo</text:span><text:span text:style-name="T12"> por</text:span><text:span text:style-name="T45"> cuotas totales</text:span></text:p>
          </table:table-cell>
          <table:covered-table-cell/>
          <table:covered-table-cell/>
          <table:table-cell table:style-name="Table25.A1" table:number-columns-spanned="3" office:value-type="string">
            <text:p text:style-name="P234">ID: </text:p>
          </table:table-cell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234">Actor: usuario</text:p>
          </table:table-cell>
          <table:covered-table-cell/>
          <table:table-cell table:style-name="Table25.A1" table:number-columns-spanned="4" office:value-type="string">
            <text:p text:style-name="P23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4">Descripción:</text:p>
            <text:p text:style-name="P234"><text:span text:style-name="T12">listar </text:span><text:span text:style-name="T39">préstamo</text:span><text:span text:style-name="T12"> por </text:span><text:span text:style-name="T45">cuotas tot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4">Pre-condiciones:</text:p>
            <text:p text:style-name="P234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4">Post-condiciones: </text:p>
            <text:p text:style-name="P234">se <text:span text:style-name="T8">muestra lista de </text:span><text:span text:style-name="T39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7" table:number-columns-spanned="4" office:value-type="string">
            <text:p text:style-name="P234">Pasos realizados  (ruta principal):</text:p>
            <text:list text:style-name="L25">
              <text:list-item>
                <text:p text:style-name="P236">apartado <text:s/><text:span text:style-name="T39">préstamo</text:span></text:p>
              </text:list-item>
              <text:list-item>
                <text:p text:style-name="P236">presionar <text:span text:style-name="T5">listar</text:span> <text:span text:style-name="T39">préstamo</text:span> <text:span text:style-name="T12">por </text:span><text:span text:style-name="T45">cuotas totales</text:span></text:p>
              </text:list-item>
              <text:list-item>
                <text:p text:style-name="P237">mostrar formulario</text:p>
              </text:list-item>
              <text:list-item>
                <text:p text:style-name="P237">ingresar <text:span text:style-name="T45">cuotas totales</text:span></text:p>
              </text:list-item>
              <text:list-item>
                <text:p text:style-name="P238">confirmar formulario</text:p>
              </text:list-item>
              <text:list-item>
                <text:p text:style-name="P239">validar datos</text:p>
                <text:list>
                  <text:list-item>
                    <text:p text:style-name="P239">datos invalidos</text:p>
                  </text:list-item>
                  <text:list-item>
                    <text:p text:style-name="P239">informar error</text:p>
                  </text:list-item>
                  <text:list-item>
                    <text:p text:style-name="P239">volver al formulario</text:p>
                  </text:list-item>
                </text:list>
              </text:list-item>
              <text:list-item>
                <text:p text:style-name="P237">recuperar listado de <text:span text:style-name="T39">préstamo</text:span> que coincida</text:p>
                <text:list>
                  <text:list-item>
                    <text:p text:style-name="P240">lista vacia</text:p>
                  </text:list-item>
                  <text:list-item>
                    <text:p text:style-name="P240">informar lista vacia</text:p>
                  </text:list-item>
                </text:list>
              </text:list-item>
              <text:list-item>
                <text:p text:style-name="P23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5.A7" table:number-columns-spanned="2" office:value-type="string">
            <text:p text:style-name="P241">Información para los pasos:</text:p>
            <text:p text:style-name="P242">4. <text:span text:style-name="T46">cuotas totales</text:span></text:p>
          </table:table-cell>
          <table:covered-table-cell/>
        </table:table-row>
        <table:table-row>
          <table:table-cell table:style-name="Table25.A1" table:number-columns-spanned="6" office:value-type="string">
            <text:p text:style-name="P23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3"/>
      <text:p text:style-name="P233"><text:bookmark text:name="docs-internal-guid-cf44289e-7fff-f5e7-ae53-7aa904d060b0 Copy 1 Copy 1 Copy 1 Copy 4 Copy 1 Copy 3 Copy 1 Copy 1 Copy 1"/></text:p>
      <table:table table:name="Table26" table:style-name="Table26">
        <table:table-column table:style-name="Table26.A"/>
        <table:table-column table:style-name="Table26.B"/>
        <table:table-column table:style-name="Table26.C" table:number-columns-repeated="2"/>
        <table:table-column table:style-name="Table26.E"/>
        <table:table-column table:style-name="Table26.F"/>
        <table:table-row>
          <table:table-cell table:style-name="Table26.A1" office:value-type="string">
            <text:p text:style-name="P234">Sistema: sistema de prestamos</text:p>
          </table:table-cell>
          <table:table-cell table:style-name="Table26.A1" table:number-columns-spanned="4" office:value-type="string">
            <text:p text:style-name="P234">Módulo: </text:p>
          </table:table-cell>
          <table:covered-table-cell/>
          <table:covered-table-cell/>
          <table:covered-table-cell/>
          <table:table-cell table:style-name="Table26.A1" office:value-type="string">
            <text:p text:style-name="P235"/>
          </table:table-cell>
        </table:table-row>
        <table:table-row>
          <table:table-cell table:style-name="Table26.A1" table:number-columns-spanned="3" office:value-type="string">
            <text:p text:style-name="P234">Nombre caso de uso: <text:span text:style-name="T12">listar </text:span><text:span text:style-name="T39">préstamo</text:span><text:span text:style-name="T12"> por</text:span><text:span text:style-name="T45"> cuotas pagas</text:span></text:p>
          </table:table-cell>
          <table:covered-table-cell/>
          <table:covered-table-cell/>
          <table:table-cell table:style-name="Table26.A1" table:number-columns-spanned="3" office:value-type="string">
            <text:p text:style-name="P234">ID: </text:p>
          </table:table-cell>
          <table:covered-table-cell/>
          <table:covered-table-cell/>
        </table:table-row>
        <table:table-row>
          <table:table-cell table:style-name="Table26.A1" table:number-columns-spanned="2" office:value-type="string">
            <text:p text:style-name="P234">Actor: usuario</text:p>
          </table:table-cell>
          <table:covered-table-cell/>
          <table:table-cell table:style-name="Table26.A1" table:number-columns-spanned="4" office:value-type="string">
            <text:p text:style-name="P23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234">Descripción:</text:p>
            <text:p text:style-name="P234"><text:span text:style-name="T12">listar </text:span><text:span text:style-name="T39">préstamo</text:span><text:span text:style-name="T12"> por </text:span><text:span text:style-name="T45">cuotas pag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234">Pre-condiciones:</text:p>
            <text:p text:style-name="P234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234">Post-condiciones: </text:p>
            <text:p text:style-name="P234">se <text:span text:style-name="T8">muestra lista de </text:span><text:span text:style-name="T39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7" table:number-columns-spanned="4" office:value-type="string">
            <text:p text:style-name="P234">Pasos realizados  (ruta principal):</text:p>
            <text:list text:style-name="L26">
              <text:list-item>
                <text:p text:style-name="P244">apartado <text:s/><text:span text:style-name="T39">préstamo</text:span></text:p>
              </text:list-item>
              <text:list-item>
                <text:p text:style-name="P244">presionar <text:span text:style-name="T5">listar</text:span> <text:span text:style-name="T39">préstamo</text:span> <text:span text:style-name="T12">por </text:span><text:span text:style-name="T45">cuotas pagas</text:span></text:p>
              </text:list-item>
              <text:list-item>
                <text:p text:style-name="P245">mostrar formulario</text:p>
              </text:list-item>
              <text:list-item>
                <text:p text:style-name="P245">ingresar <text:span text:style-name="T45">cuotas pagas</text:span></text:p>
              </text:list-item>
              <text:list-item>
                <text:p text:style-name="P246">confirmar formulario</text:p>
              </text:list-item>
              <text:list-item>
                <text:p text:style-name="P247">validar datos</text:p>
                <text:list>
                  <text:list-item>
                    <text:p text:style-name="P247">datos invalidos</text:p>
                  </text:list-item>
                  <text:list-item>
                    <text:p text:style-name="P247">informar error</text:p>
                  </text:list-item>
                  <text:list-item>
                    <text:p text:style-name="P248"><text:span text:style-name="T31">volver al formulario</text:span></text:p>
                  </text:list-item>
                </text:list>
              </text:list-item>
              <text:list-item>
                <text:p text:style-name="P245">recuperar listado de <text:span text:style-name="T39">préstamo</text:span> que coincida</text:p>
                <text:list>
                  <text:list-item>
                    <text:p text:style-name="P249">lista vacia</text:p>
                  </text:list-item>
                  <text:list-item>
                    <text:p text:style-name="P249">informar lista vacia</text:p>
                  </text:list-item>
                </text:list>
              </text:list-item>
              <text:list-item>
                <text:p text:style-name="P24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6.A7" table:number-columns-spanned="2" office:value-type="string">
            <text:p text:style-name="P241">Información para los pasos:</text:p>
            <text:p text:style-name="P242">4. <text:span text:style-name="T46">cuotas pagas</text:span></text:p>
          </table:table-cell>
          <table:covered-table-cell/>
        </table:table-row>
        <table:table-row>
          <table:table-cell table:style-name="Table26.A1" table:number-columns-spanned="6" office:value-type="string">
            <text:p text:style-name="P23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3"/>
      <text:p text:style-name="P233"><text:bookmark text:name="docs-internal-guid-cf44289e-7fff-f5e7-ae53-7aa904d060b0 Copy 1 Copy 1 Copy 1 Copy 4 Copy 1 Copy 3 Copy 1 Copy 1 Copy 1 Copy 1"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/>
        <table:table-row>
          <table:table-cell table:style-name="Table27.A1" office:value-type="string">
            <text:p text:style-name="P234">Sistema: sistema de prestamos</text:p>
          </table:table-cell>
          <table:table-cell table:style-name="Table27.A1" table:number-columns-spanned="4" office:value-type="string">
            <text:p text:style-name="P234">Módulo: </text:p>
          </table:table-cell>
          <table:covered-table-cell/>
          <table:covered-table-cell/>
          <table:covered-table-cell/>
          <table:table-cell table:style-name="Table27.A1" office:value-type="string">
            <text:p text:style-name="P235"/>
          </table:table-cell>
        </table:table-row>
        <table:table-row>
          <table:table-cell table:style-name="Table27.A1" table:number-columns-spanned="3" office:value-type="string">
            <text:p text:style-name="P234">Nombre caso de uso: <text:span text:style-name="T12">listar </text:span><text:span text:style-name="T39">préstamo</text:span><text:span text:style-name="T12"> por</text:span><text:span text:style-name="T45"> cuotas faltantes</text:span></text:p>
          </table:table-cell>
          <table:covered-table-cell/>
          <table:covered-table-cell/>
          <table:table-cell table:style-name="Table27.A1" table:number-columns-spanned="3" office:value-type="string">
            <text:p text:style-name="P234">ID: </text:p>
          </table:table-cell>
          <table:covered-table-cell/>
          <table:covered-table-cell/>
        </table:table-row>
        <table:table-row>
          <table:table-cell table:style-name="Table27.A1" table:number-columns-spanned="2" office:value-type="string">
            <text:p text:style-name="P234">Actor: usuario</text:p>
          </table:table-cell>
          <table:covered-table-cell/>
          <table:table-cell table:style-name="Table27.A1" table:number-columns-spanned="4" office:value-type="string">
            <text:p text:style-name="P23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4">Descripción:</text:p>
            <text:p text:style-name="P234"><text:span text:style-name="T12">listar </text:span><text:span text:style-name="T39">préstamo</text:span><text:span text:style-name="T12"> por </text:span><text:span text:style-name="T45">cuotas faltan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4">Pre-condiciones:</text:p>
            <text:p text:style-name="P234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4">Post-condiciones: </text:p>
            <text:p text:style-name="P234">se <text:span text:style-name="T8">muestra lista de </text:span><text:span text:style-name="T39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7" table:number-columns-spanned="4" office:value-type="string">
            <text:p text:style-name="P234">Pasos realizados  (ruta principal):</text:p>
            <text:list text:style-name="L27">
              <text:list-item>
                <text:p text:style-name="P250">apartado <text:s/><text:span text:style-name="T39">préstamo</text:span></text:p>
              </text:list-item>
              <text:list-item>
                <text:p text:style-name="P250">presionar <text:span text:style-name="T5">listar</text:span> <text:span text:style-name="T39">préstamo</text:span> <text:span text:style-name="T12">por </text:span><text:span text:style-name="T45">cuotas faltantes</text:span></text:p>
              </text:list-item>
              <text:list-item>
                <text:p text:style-name="P251">mostrar formulario</text:p>
              </text:list-item>
              <text:list-item>
                <text:p text:style-name="P251">ingresar <text:span text:style-name="T45">cuotas faltantes</text:span></text:p>
              </text:list-item>
              <text:list-item>
                <text:p text:style-name="P252">confirmar formulario</text:p>
              </text:list-item>
              <text:list-item>
                <text:p text:style-name="P253">validar datos</text:p>
                <text:list>
                  <text:list-item>
                    <text:p text:style-name="P253">datos invalidos</text:p>
                  </text:list-item>
                  <text:list-item>
                    <text:p text:style-name="P253">informar error</text:p>
                  </text:list-item>
                  <text:list-item>
                    <text:p text:style-name="P253">volver al formulario</text:p>
                  </text:list-item>
                </text:list>
              </text:list-item>
              <text:list-item>
                <text:p text:style-name="P251">recuperar listado de <text:span text:style-name="T39">préstamo</text:span> que coincida</text:p>
                <text:list>
                  <text:list-item>
                    <text:p text:style-name="P254">lista vacia</text:p>
                  </text:list-item>
                  <text:list-item>
                    <text:p text:style-name="P254">informar lista vacia</text:p>
                  </text:list-item>
                </text:list>
              </text:list-item>
              <text:list-item>
                <text:p text:style-name="P25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7.A7" table:number-columns-spanned="2" office:value-type="string">
            <text:p text:style-name="P241">Información para los pasos:</text:p>
            <text:p text:style-name="P242">4. <text:span text:style-name="T46">cuotas faltantes</text:span></text:p>
          </table:table-cell>
          <table:covered-table-cell/>
        </table:table-row>
        <table:table-row>
          <table:table-cell table:style-name="Table27.A1" table:number-columns-spanned="6" office:value-type="string">
            <text:p text:style-name="P23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10T15:28:07.698497716</dc:date>
    <meta:editing-duration>PT2H12M43S</meta:editing-duration>
    <meta:editing-cycles>40</meta:editing-cycles>
    <meta:generator>LibreOffice/25.2.3.2$Linux_X86_64 LibreOffice_project/520$Build-2</meta:generator>
    <meta:document-statistic meta:table-count="27" meta:image-count="0" meta:object-count="0" meta:page-count="27" meta:paragraph-count="787" meta:word-count="2747" meta:character-count="19167" meta:non-whitespace-character-count="16711"/>
  </office:meta>
</office:document-meta>
</file>